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fill="solid" draw:fill-color="#ffff66" draw:textarea-horizontal-align="justify" draw:textarea-vertical-align="top" draw:auto-grow-height="false" fo:min-height="0.496cm" fo:min-width="2.366cm"/>
    </style:style>
    <style:style style:name="gr3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2.365cm"/>
    </style:style>
    <style:style style:name="gr4" style:family="graphic" style:parent-style-name="objectwithoutfill">
      <style:graphic-properties draw:stroke="dash" draw:stroke-dash="Fine_20_Dashed"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6.965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2.499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3.3cm" fo:wrap-option="no-wrap"/>
    </style:style>
    <style:style style:name="gr8" style:family="graphic" style:parent-style-name="standard">
      <style:graphic-properties draw:fill-color="#3399ff" draw:textarea-horizontal-align="justify" draw:textarea-vertical-align="middle" draw:auto-grow-height="false" fo:min-height="0.8cm" fo:min-width="2.749cm" fo:wrap-option="no-wrap"/>
    </style:style>
    <style:style style:name="gr9" style:family="graphic" style:parent-style-name="standard">
      <style:graphic-properties draw:fill-color="#3399ff" draw:textarea-horizontal-align="justify" draw:textarea-vertical-align="middle" draw:auto-grow-height="false" fo:min-height="0.35cm" fo:min-width="1.1cm" fo:wrap-option="no-wrap"/>
    </style:style>
    <style:style style:name="gr10" style:family="graphic" style:parent-style-name="standard">
      <style:graphic-properties draw:fill-color="#3399ff" draw:textarea-horizontal-align="justify" draw:textarea-vertical-align="middle" draw:auto-grow-height="false" fo:min-height="0.3cm" fo:min-width="2.749cm" fo:wrap-option="no-wrap"/>
    </style:style>
    <style:style style:name="gr11" style:family="graphic" style:parent-style-name="standard">
      <style:graphic-properties draw:fill="solid" draw:fill-color="#99ff33" draw:textarea-horizontal-align="justify" draw:textarea-vertical-align="top" draw:auto-grow-height="false" fo:min-height="0.506cm" fo:min-width="0.265cm"/>
    </style:style>
    <style:style style:name="gr12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063cm"/>
    </style:style>
    <style:style style:name="gr14" style:family="graphic" style:parent-style-name="standard">
      <style:graphic-properties svg:stroke-color="#000080" draw:fill="solid" draw:fill-color="#ffff66" draw:textarea-horizontal-align="justify" draw:textarea-vertical-align="top" draw:auto-grow-height="false"/>
    </style:style>
    <style:style style:name="gr15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6cm"/>
    </style:style>
    <style:style style:name="gr18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/>
    </style:style>
    <style:style style:name="gr19" style:family="graphic" style:parent-style-name="standard">
      <style:graphic-properties svg:stroke-color="#008000" draw:fill="solid" draw:fill-color="#e6e64c" draw:textarea-horizontal-align="justify" draw:textarea-vertical-align="top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907cm"/>
    </style:style>
    <style:style style:name="gr21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479cm"/>
    </style:style>
    <style:style style:name="gr23" style:family="graphic" style:parent-style-name="standard">
      <style:graphic-properties draw:stroke="none" draw:stroke-dash="Ultrafine_20_Dashed" draw:fill="solid" draw:fill-color="#0000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9cm"/>
    </style:style>
    <style:style style:name="gr25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draw:shadow-opacity="100%"/>
    </style:style>
    <style:style style:name="gr2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solid" draw:stroke-dash="Ultrafine_20_Dashed" svg:stroke-color="#008000"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stroke="solid" draw:stroke-dash="Ultrafine_20_Dashed" svg:stroke-color="#800000"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svg:stroke-color="#000080"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4.849cm"/>
    </style:style>
    <style:style style:name="gr33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394cm"/>
    </style:style>
    <style:style style:name="gr35" style:family="graphic" style:parent-style-name="standard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6" style:family="graphic" style:parent-style-name="standard">
      <style:graphic-properties svg:stroke-color="#000080" draw:fill="solid" draw:fill-color="#ffd320" draw:textarea-horizontal-align="justify" draw:textarea-vertical-align="top" draw:auto-grow-height="false"/>
    </style:style>
    <style:style style:name="gr37" style:family="graphic" style:parent-style-name="standard">
      <style:graphic-properties svg:stroke-color="#000080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8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color="#008000" draw:marker-start-width="0.275cm" draw:marker-end-width="0.275cm" draw:fill="solid" draw:fill-color="#ffd320" draw:textarea-horizontal-align="justify" draw:textarea-vertical-align="top" draw:auto-grow-height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9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10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144cm"/>
    </style:style>
    <style:style style:name="gr44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45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53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6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94cm"/>
    </style:style>
    <style:style style:name="gr49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063cm"/>
    </style:style>
    <style:style style:name="gr51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6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2.61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9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6cm"/>
    </style:style>
    <style:style style:name="gr56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69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95cm"/>
    </style:style>
    <style:style style:name="gr59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60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61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3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48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35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3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26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85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38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85cm"/>
    </style:style>
    <style:style style:name="gr71" style:family="graphic" style:parent-style-name="standard">
      <style:graphic-properties svg:stroke-color="#800000" draw:fill="solid" draw:fill-color="#ffff66" draw:textarea-horizontal-align="justify" draw:textarea-vertical-align="top" draw:auto-grow-height="false"/>
    </style:style>
    <style:style style:name="gr72" style:family="graphic" style:parent-style-name="standard">
      <style:graphic-properties draw:stroke="dash" draw:stroke-dash="Ultrafine_20_Dashed" draw:fill="solid" draw:fill-color="#ccffff" draw:textarea-horizontal-align="justify" draw:textarea-vertical-align="middle" draw:auto-grow-height="false"/>
    </style:style>
    <style:style style:name="gr73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74" style:family="graphic" style:parent-style-name="standard">
      <style:graphic-properties svg:stroke-color="#800000" draw:fill="solid" draw:fill-color="#ffd320" draw:textarea-horizontal-align="justify" draw:textarea-vertical-align="top" draw:auto-grow-height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56cm"/>
    </style:style>
    <style:style style:name="gr76" style:family="graphic" style:parent-style-name="objectwithoutfill">
      <style:graphic-properties svg:stroke-color="#008000" draw:fill="none" draw:textarea-horizontal-align="center" draw:textarea-vertical-align="middle"/>
    </style:style>
    <style:style style:name="gr77" style:family="graphic" style:parent-style-name="standard">
      <style:graphic-properties draw:stroke="none" draw:fill="none" fo:min-height="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cc00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-color="#3399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99ff33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solid" draw:fill-color="#ffff66"/>
      <style:paragraph-properties fo:text-align="center"/>
      <style:text-properties fo:color="#000080" fo:font-size="10pt" style:font-size-asian="10pt" style:font-size-complex="10pt"/>
    </style:style>
    <style:style style:name="P10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e6e64c"/>
      <style:paragraph-properties fo:text-align="center"/>
      <style:text-properties fo:color="#008000" fo:font-size="10pt" style:font-size-asian="10pt" style:font-size-complex="10pt"/>
    </style:style>
    <style:style style:name="P12" style:family="paragraph">
      <loext:graphic-properties draw:fill="solid" draw:fill-color="#e6e64c"/>
      <style:paragraph-properties fo:text-align="center"/>
      <style:text-properties fo:color="#008000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008000" fo:font-size="8pt" style:font-size-asian="8pt" style:font-size-complex="8pt"/>
    </style:style>
    <style:style style:name="P14" style:family="paragraph">
      <loext:graphic-properties draw:fill="none" draw:fill-color="#ffffff"/>
      <style:text-properties fo:color="#008000" fo:font-size="12pt" style:font-size-asian="12pt" style:font-size-complex="12pt"/>
    </style:style>
    <style:style style:name="P15" style:family="paragraph">
      <loext:graphic-properties draw:fill="solid" draw:fill-color="#0000ff"/>
      <style:paragraph-properties fo:text-align="center"/>
    </style:style>
    <style:style style:name="P16" style:family="paragraph">
      <loext:graphic-properties draw:fill="none" draw:fill-color="#ffffff"/>
      <style:text-properties fo:color="#000080"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e5ffe5" draw:opacity="100%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solid" draw:fill-color="#ffd320"/>
      <style:paragraph-properties fo:text-align="start"/>
      <style:text-properties fo:font-size="10pt" style:font-size-asian="10pt" style:font-size-complex="10pt"/>
    </style:style>
    <style:style style:name="P23" style:family="paragraph">
      <loext:graphic-properties draw:fill="solid" draw:fill-color="#ffd32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solid" draw:fill-color="#ffd320"/>
      <style:paragraph-properties fo:text-align="start"/>
      <style:text-properties fo:color="#000080" fo:font-size="10pt" style:font-size-asian="10pt" style:font-size-complex="10pt"/>
    </style:style>
    <style:style style:name="P25" style:family="paragraph">
      <loext:graphic-properties draw:fill="solid" draw:fill-color="#ffd320"/>
      <style:paragraph-properties fo:text-align="center"/>
      <style:text-properties fo:color="#000080" fo:font-size="10pt" style:font-size-asian="10pt" style:font-size-complex="10pt"/>
    </style:style>
    <style:style style:name="P26" style:family="paragraph">
      <loext:graphic-properties draw:fill="solid" draw:fill-color="#ffd320"/>
      <style:paragraph-properties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solid" draw:fill-color="#ffd320"/>
      <style:paragraph-properties fo:text-align="center"/>
      <style:text-properties fo:color="#008000" fo:font-size="10pt" style:font-size-asian="10pt" style:font-size-complex="10pt"/>
    </style:style>
    <style:style style:name="P28" style:family="paragraph">
      <loext:graphic-properties draw:fill="solid" draw:fill-color="#e6e64c"/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solid" draw:fill-color="#e6e64c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="solid" draw:fill-color="#800000"/>
      <style:paragraph-properties fo:text-align="center"/>
    </style:style>
    <style:style style:name="P31" style:family="paragraph">
      <loext:graphic-properties draw:fill="none" draw:fill-color="#ffffff"/>
      <style:text-properties fo:color="#800000" fo:font-size="18pt"/>
    </style:style>
    <style:style style:name="P3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3" style:family="paragraph">
      <loext:graphic-properties draw:fill="solid" draw:fill-color="#ffff00"/>
      <style:paragraph-properties fo:text-align="center"/>
      <style:text-properties fo:font-size="10pt" style:font-size-asian="10pt" style:font-size-complex="10pt"/>
    </style:style>
    <style:style style:name="P34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text-properties fo:color="#008000" fo:font-size="10pt" style:font-size-asian="10pt" style:font-size-complex="10pt"/>
    </style:style>
    <style:style style:name="P36" style:family="paragraph">
      <loext:graphic-properties draw:fill="solid" draw:fill-color="#ffff66"/>
      <style:paragraph-properties fo:text-align="center"/>
      <style:text-properties fo:color="#800000" fo:font-size="10pt" style:font-size-asian="10pt" style:font-size-complex="10pt"/>
    </style:style>
    <style:style style:name="P37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38" style:family="paragraph">
      <loext:graphic-properties draw:fill="solid" draw:fill-color="#ffd320"/>
      <style:paragraph-properties fo:text-align="center"/>
      <style:text-properties fo:color="#800000" fo:font-size="10pt" style:font-size-asian="10pt" style:font-size-complex="10pt"/>
    </style:style>
    <style:style style:name="P39" style:family="paragraph">
      <loext:graphic-properties draw:fill="none"/>
      <style:paragraph-properties fo:text-align="center"/>
      <style:text-properties fo:color="#008000"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style:text-position="-20% 58%" fo:font-size="12pt" style:font-size-asian="12pt" style:font-size-complex="12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000080" fo:font-size="10pt" style:font-size-asian="10pt" style:font-size-complex="10pt"/>
    </style:style>
    <style:style style:name="T8" style:family="text">
      <style:text-properties fo:color="#008000" fo:font-size="10pt" style:font-size-asian="10pt" style:font-size-complex="10pt"/>
    </style:style>
    <style:style style:name="T9" style:family="text">
      <style:text-properties fo:color="#008000" fo:font-size="12pt" style:font-size-asian="12pt" style:font-size-complex="12pt"/>
    </style:style>
    <style:style style:name="T10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80" fo:font-size="1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style:style style:name="T15" style:family="text">
      <style:text-properties fo:color="#800000" fo:font-size="18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800000" fo:font-size="10pt" style:font-size-asian="10pt" style:font-size-complex="10pt"/>
    </style:style>
    <style:style style:name="T18" style:family="text">
      <style:text-properties fo:color="#008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3.305cm" svg:y1="6.6cm" svg:x2="3.305cm" svg:y2="5cm" draw:start-shape="id1" draw:start-glue-point="0" draw:end-shape="id2" draw:end-glue-point="2" svg:d="M3305 6600v-1600" svg:viewBox="0 0 1 1601">
          <text:p/>
        </draw:connector>
        <draw:custom-shape draw:style-name="gr2" draw:text-style-name="P3" xml:id="id1" draw:id="id1" draw:layer="layout" svg:width="2.91cm" svg:height="0.79cm" svg:x="1.85cm" svg:y="6.6cm">
          <text:p text:style-name="P2"><text:span text:style-name="T1">jack (User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2.909cm" svg:height="0.8cm" svg:x="1.851cm" svg:y="4.2cm">
          <text:p text:style-name="P2"><text:span text:style-name="T1">Pirate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909cm" svg:height="0.8cm" svg:x="6.451cm" svg:y="4.2cm">
          <text:p text:style-name="P2"><text:span text:style-name="T1">Sailor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4.76cm" svg:y1="4.6cm" svg:x2="6.451cm" svg:y2="4.6cm" draw:start-shape="id2" draw:start-glue-point="1" draw:end-shape="id3" draw:end-glue-point="3" svg:d="M4760 4600h1691" svg:viewBox="0 0 1692 1">
          <text:p/>
        </draw:connector>
        <draw:custom-shape draw:style-name="gr5" draw:text-style-name="P4" draw:layer="layout" svg:width="7.509cm" svg:height="0.8cm" svg:x="1.851cm" svg:y="1.85cm">
          <text:p text:style-name="P2"><text:span text:style-name="T1">MetaroleCrewMember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91cm" svg:y1="4.2cm" svg:x2="7.91cm" svg:y2="2.6cm" svg:d="M7910 4200v-1600" svg:viewBox="0 0 1 1601">
          <text:p/>
        </draw:connector>
        <draw:connector draw:style-name="gr4" draw:text-style-name="P1" draw:layer="layout" draw:type="curve" svg:x1="9.41cm" svg:y1="2.25cm" svg:x2="11.101cm" svg:y2="2.25cm" svg:d="M9410 2250h1691" svg:viewBox="0 0 1692 1">
          <text:p/>
        </draw:connector>
        <draw:custom-shape draw:style-name="gr5" draw:text-style-name="P4" draw:layer="layout" svg:width="7.509cm" svg:height="0.8cm" svg:x="11.101cm" svg:y="1.85cm">
          <text:p text:style-name="P2"><text:span text:style-name="T1">MetarolePerson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999cm" svg:height="0.6cm" svg:x="14.847cm" svg:y="4.7cm">
          <text:p text:style-name="P2"><text:span text:style-name="T2">thisAssignment</text:span></text:p>
          <draw:enhanced-geometry svg:viewBox="0 0 21600 21600" draw:mirror-horizontal="true" draw:mirror-vertical="false" draw:type="line-callout-2" draw:modifiers="-6026.4 -718.801996672213 -4125.6 15130.7820299501 -1800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5" draw:layer="layout" svg:width="3.8cm" svg:height="0.6cm" svg:x="10.6cm" svg:y="1.1cm">
          <text:p text:style-name="P2"><text:span text:style-name="T2">immediateAssignment</text:span></text:p>
          <draw:enhanced-geometry svg:viewBox="0 0 21600 21600" draw:mirror-horizontal="false" draw:type="line-callout-2" draw:modifiers="-3182.32044198895 37593.3444259567 -2767.48224151539 27026.9550748752 -1426.3614838200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5" draw:layer="layout" svg:width="3.8cm" svg:height="0.6cm" svg:x="4.75cm" svg:y="5.6cm">
          <text:p text:style-name="P2"><text:span text:style-name="T2">focusAssignment</text:span></text:p>
          <draw:enhanced-geometry svg:viewBox="0 0 21600 21600" draw:mirror-horizontal="false" draw:type="line-callout-2" draw:modifiers="-6773.79636937648 15705.8236272879 -5263.2 13908.8186356073 -1426.36148382005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6" draw:layer="layout" svg:width="3.249cm" svg:height="1.05cm" svg:x="11.597cm" svg:y="3.3cm">
          <text:p text:style-name="P2"><text:span text:style-name="T2">source </text:span><text:span text:style-name="T2"><text:line-break/></text:span><text:span text:style-name="T2">(containingObject)</text:span></text:p>
          <draw:enhanced-geometry svg:viewBox="0 0 21600 21600" draw:mirror-horizontal="true" draw:type="line-callout-2" draw:modifiers="-4180.43076923077 -12228.3539486204 -3203.44615384615 2568.98192197907 -1661.53846153846 11385.72787821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6" draw:layer="layout" svg:width="1.6cm" svg:height="0.6cm" svg:x="6.05cm" svg:y="6.5cm">
          <text:p text:style-name="P2"><text:span text:style-name="T2">focus</text:span></text:p>
          <draw:enhanced-geometry svg:viewBox="0 0 21600 21600" draw:mirror-horizontal="false" draw:type="line-callout-2" draw:modifiers="-16081.9487820112 15705.8236272879 -8850.46845721424 16280.8652246256 -3386.38351030606 19910.81530782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6" draw:layer="layout" svg:width="3.249cm" svg:height="0.55cm" svg:x="4.148cm" svg:y="1.1cm">
          <text:p text:style-name="P2"><text:span text:style-name="T2">immediateRole</text:span></text:p>
          <draw:enhanced-geometry svg:viewBox="0 0 21600 21600" draw:mirror-horizontal="true" draw:type="line-callout-2" draw:modifiers="-6214.15384615385 27754.6279491833 -3794.95384615385 21207.9854809437 -1661.53846153846 21717.604355716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7" draw:layer="layout" svg:width="0.809cm" svg:height="0.8cm" svg:x="18.554cm" svg:y="6.594cm">
          <text:p text:style-name="P2"><text:span text:style-name="T1">C</text:span><text:span text:style-name="T3">4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8.15cm" svg:y1="2.644cm" svg:x2="19.004cm" svg:y2="6.594cm" svg:d="M18150 2644c0 2587 854 613 854 3950" svg:viewBox="0 0 855 3951">
          <text:p/>
        </draw:connector>
      </draw:page>
      <draw:page draw:name="page2" draw:style-name="dp1" draw:master-page-name="Default">
        <draw:custom-shape draw:style-name="gr12" draw:text-style-name="P3" draw:layer="layout" svg:width="5.609cm" svg:height="5.45cm" svg:x="2.049cm" svg:y="2.4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3.563cm" svg:height="1.539cm" svg:x="2.296cm" svg:y="3.07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4" draw:text-style-name="P9" draw:layer="layout" svg:width="5.609cm" svg:height="1.359cm" svg:x="2.49cm" svg:y="4.591cm">
          <text:p text:style-name="P2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8.5cm" svg:y1="5.525cm" svg:x2="10.4cm" svg:y2="3.25cm" draw:start-shape="id4" draw:start-glue-point="1" draw:end-shape="id5" draw:end-glue-point="3" svg:d="M8500 5525c1425 0 475-2275 1900-2275" svg:viewBox="0 0 1901 2276">
          <text:p/>
        </draw:connector>
        <draw:custom-shape draw:style-name="gr16" draw:text-style-name="P10" xml:id="id5" draw:id="id5" draw:layer="layout" svg:width="6.359cm" svg:height="2.1cm" svg:x="10.4cm" svg:y="2.2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5.756cm" svg:height="0.899cm" svg:x="10.787cm" svg:y="3.1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ustom-shape draw:style-name="gr18" draw:text-style-name="P11" xml:id="id7" draw:id="id7" draw:layer="layout" svg:width="5.609cm" svg:height="0.643cm" svg:x="2.493cm" svg:y="6.957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8" draw:id="id8" draw:layer="layout" svg:width="5.609cm" svg:height="2.425cm" svg:x="10cm" svg:y="6.8cm">
          <text:p text:style-name="P2"><text:span text:style-name="T9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2.407cm" svg:height="0.581cm" svg:x="10.247cm" svg:y="7.625cm">
          <draw:text-box>
            <text:p><text:span text:style-name="T10">name = “jack”</text:span></text:p>
          </draw:text-box>
        </draw:frame>
        <draw:custom-shape draw:style-name="gr18" draw:text-style-name="P11" xml:id="id6" draw:id="id6" draw:layer="layout" svg:width="5.609cm" svg:height="0.662cm" svg:x="10.559cm" svg:y="8.263cm">
          <text:p text:style-name="P2"><text:span text:style-name="T8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draw:line-skew="0cm -0.972cm" svg:x1="16.168cm" svg:y1="8.594cm" svg:x2="13.579cm" svg:y2="4.3cm" draw:start-shape="id6" draw:start-glue-point="1" draw:end-shape="id5" draw:end-glue-point="2" svg:d="M16168 8594c751 0 626-1642-209-2337s-2380-442-2380-1957" svg:viewBox="0 0 3087 4295">
          <text:p/>
        </draw:connector>
        <draw:connector draw:style-name="gr21" draw:text-style-name="P1" draw:layer="layout" draw:type="curve" draw:line-skew="-0.251cm" svg:x1="8.102cm" svg:y1="7.278cm" svg:x2="10cm" svg:y2="8.012cm" draw:start-shape="id7" draw:start-glue-point="1" draw:end-shape="id8" draw:end-glue-point="3" svg:d="M8102 7278c1047 0 98 734 1898 734" svg:viewBox="0 0 1899 735">
          <text:p/>
        </draw:connector>
        <draw:frame draw:style-name="gr22" draw:text-style-name="P14" draw:layer="layout" svg:width="1.8cm" svg:height="0.729cm" svg:x="8.7cm" svg:y="6.975cm">
          <draw:text-box>
            <text:p><text:span text:style-name="T9">link</text:span></text:p>
          </draw:text-box>
        </draw:frame>
        <draw:custom-shape draw:style-name="gr23" draw:text-style-name="P15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6" draw:layer="layout" svg:width="1.979cm" svg:height="0.963cm" svg:x="9.657cm" svg:y="4.517cm">
          <draw:text-box>
            <text:p><text:span text:style-name="T11">imply</text:span></text:p>
          </draw:text-box>
        </draw:frame>
        <draw:custom-shape draw:style-name="gr25" draw:text-style-name="P18" xml:id="id10" draw:id="id10" draw:layer="layout" svg:width="13.942cm" svg:height="2.8cm" svg:x="2.95cm" svg:y="10.1cm">
          <draw:glue-point draw:id="4" svg:x="5cm" svg:y="2.333cm"/>
          <text:p text:style-name="P17"><text:span text:style-name="T1">Resource</text:span><text:span text:style-name="T1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xml:id="id9" draw:id="id9" draw:layer="layout" svg:width="4.63cm" svg:height="1.519cm" svg:x="10.512cm" svg:y="10.75cm">
          <text:p text:style-name="P2"><text:span text:style-name="T1">Account</text:span><text:span text:style-name="T1"><text:line-break/></text:span><text:span text:style-name="T13"> </text:span></text:p>
          <text:p text:style-name="P2"><text:span text:style-name="T14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curve" svg:x1="12.804cm" svg:y1="9.225cm" svg:x2="12.827cm" svg:y2="10.75cm" draw:start-shape="id8" draw:start-glue-point="2" draw:end-shape="id9" draw:end-glue-point="0" svg:d="M12804 9225c0 1143 23 381 23 1525" svg:viewBox="0 0 24 1526">
          <text:p/>
        </draw:connector>
        <draw:connector draw:style-name="gr28" draw:text-style-name="P1" draw:layer="measurelines" draw:type="curve" draw:line-skew="0.437cm" svg:x1="16.759cm" svg:y1="3.25cm" svg:x2="16.892cm" svg:y2="11.5cm" draw:start-shape="id5" draw:start-glue-point="1" draw:end-shape="id10" svg:d="M16759 3250c1606 0 1540 8250 133 8250" svg:viewBox="0 0 1198 8251">
          <text:p/>
        </draw:connector>
        <draw:custom-shape draw:style-name="gr29" draw:text-style-name="P9" xml:id="id4" draw:id="id4" draw:layer="measurelines" svg:width="5.4cm" svg:height="0.55cm" svg:x="3.1cm" svg:y="5.25cm">
          <text:p text:style-name="P2"><text:span text:style-name="T7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2" draw:text-style-name="P3" draw:layer="layout" svg:width="5.609cm" svg:height="4.06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3.563cm" svg:height="1.539cm" svg:x="2.296cm" svg:y="4.15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20" draw:layer="layout" svg:width="5.609cm" svg:height="1.366cm" svg:x="2.49cm" svg:y="5.684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2" draw:id="id12" draw:layer="layout" svg:width="6.359cm" svg:height="1.957cm" svg:x="10.691cm" svg:y="4.143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5.756cm" svg:height="0.899cm" svg:x="11.078cm" svg:y="4.982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8.45cm" svg:y1="6.575cm" svg:x2="10.691cm" svg:y2="5.121cm" draw:start-shape="id11" draw:start-glue-point="1" draw:end-shape="id12" draw:end-glue-point="3" svg:d="M8450 6575c1681 0 561-1454 2241-1454" svg:viewBox="0 0 2242 1455">
          <text:p/>
        </draw:connector>
        <draw:custom-shape draw:style-name="gr31" draw:text-style-name="P20" xml:id="id11" draw:id="id11" draw:layer="layout" svg:width="5.4cm" svg:height="0.55cm" svg:x="3.05cm" svg:y="6.3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2" draw:text-style-name="P3" draw:layer="layout" svg:width="5.609cm" svg:height="5.25cm" svg:x="2.049cm" svg:y="2.65cm">
          <text:p text:style-name="P2"><text:span text:style-name="T1">Org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8" draw:layer="layout" svg:width="5.349cm" svg:height="1.539cm" svg:x="2.3cm" svg:y="3.45cm">
          <draw:text-box>
            <text:p><text:span text:style-name="T4">name = “B0001”</text:span><text:span text:style-name="T5"><text:line-break/></text:span><text:span text:style-name="T5">displayName</text:span><text:span text:style-name="T6"> = “Brethren of the Coast”</text:span></text:p>
            <text:p><text:span text:style-name="T6">costCenter = “X12345”</text:span><text:span text:style-name="T5"><text:line-break/></text:span><text:span text:style-name="T5">...</text:span></text:p>
          </draw:text-box>
        </draw:frame>
        <draw:custom-shape draw:style-name="gr14" draw:text-style-name="P9" draw:layer="layout" svg:width="5.609cm" svg:height="1.5cm" svg:x="2.49cm" svg:y="5.2cm">
          <text:p text:style-name="P2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8.5cm" svg:y1="6.125cm" svg:x2="10.4cm" svg:y2="3.25cm" draw:start-shape="id13" draw:start-glue-point="1" draw:end-shape="id14" draw:end-glue-point="3" svg:d="M8500 6125c1425 0 475-2875 1900-2875" svg:viewBox="0 0 1901 2876">
          <text:p/>
        </draw:connector>
        <draw:custom-shape draw:style-name="gr16" draw:text-style-name="P10" xml:id="id14" draw:id="id14" draw:layer="layout" svg:width="6.359cm" svg:height="2.1cm" svg:x="10.4cm" svg:y="2.2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5.756cm" svg:height="0.899cm" svg:x="10.787cm" svg:y="3.1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ustom-shape draw:style-name="gr18" draw:text-style-name="P11" xml:id="id16" draw:id="id16" draw:layer="layout" svg:width="5.609cm" svg:height="0.643cm" svg:x="2.493cm" svg:y="6.95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17" draw:id="id17" draw:layer="layout" svg:width="5.609cm" svg:height="2.425cm" svg:x="10cm" svg:y="6.8cm">
          <text:p text:style-name="P2"><text:span text:style-name="T9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layout" svg:width="2.407cm" svg:height="0.581cm" svg:x="10.247cm" svg:y="7.625cm">
          <draw:text-box>
            <text:p><text:span text:style-name="T10">name = “jack”</text:span></text:p>
          </draw:text-box>
        </draw:frame>
        <draw:custom-shape draw:style-name="gr18" draw:text-style-name="P11" xml:id="id15" draw:id="id15" draw:layer="layout" svg:width="5.609cm" svg:height="0.662cm" svg:x="10.559cm" svg:y="8.263cm">
          <text:p text:style-name="P2"><text:span text:style-name="T8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draw:line-skew="0cm -0.772cm" svg:x1="16.168cm" svg:y1="8.594cm" svg:x2="13.579cm" svg:y2="4.3cm" draw:start-shape="id15" draw:start-glue-point="1" draw:end-shape="id14" draw:end-glue-point="2" svg:d="M16168 8594c751 0 626-1542-209-2162s-2380-317-2380-2132" svg:viewBox="0 0 3087 4295">
          <text:p/>
        </draw:connector>
        <draw:connector draw:style-name="gr21" draw:text-style-name="P1" draw:layer="layout" draw:type="curve" draw:line-skew="-0.251cm" svg:x1="8.102cm" svg:y1="7.271cm" svg:x2="10cm" svg:y2="8.012cm" draw:start-shape="id16" draw:start-glue-point="1" draw:end-shape="id17" draw:end-glue-point="3" svg:d="M8102 7271c1047 0 98 741 1898 741" svg:viewBox="0 0 1899 742">
          <text:p/>
        </draw:connector>
        <draw:frame draw:style-name="gr22" draw:text-style-name="P14" draw:layer="layout" svg:width="1.8cm" svg:height="0.729cm" svg:x="8.7cm" svg:y="6.975cm">
          <draw:text-box>
            <text:p><text:span text:style-name="T9">link</text:span></text:p>
          </draw:text-box>
        </draw:frame>
        <draw:custom-shape draw:style-name="gr23" draw:text-style-name="P15" draw:layer="layout" svg:width="0.95cm" svg:height="1.3cm" draw:transform="rotate (0.725882435904442) translate (9.35cm 5.67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6" draw:layer="layout" svg:width="1.979cm" svg:height="0.963cm" svg:x="9.807cm" svg:y="4.667cm">
          <draw:text-box>
            <text:p><text:span text:style-name="T11">imply</text:span></text:p>
          </draw:text-box>
        </draw:frame>
        <draw:custom-shape draw:style-name="gr25" draw:text-style-name="P18" xml:id="id19" draw:id="id19" draw:layer="layout" svg:width="13.942cm" svg:height="2.8cm" svg:x="2.95cm" svg:y="10.1cm">
          <draw:glue-point draw:id="4" svg:x="5cm" svg:y="2.333cm"/>
          <text:p text:style-name="P17"><text:span text:style-name="T1">Resource</text:span><text:span text:style-name="T1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xml:id="id18" draw:id="id18" draw:layer="layout" svg:width="4.63cm" svg:height="1.519cm" svg:x="10.512cm" svg:y="10.75cm">
          <text:p text:style-name="P2"><text:span text:style-name="T1">Group</text:span><text:span text:style-name="T1"><text:line-break/></text:span><text:span text:style-name="T13"> </text:span></text:p>
          <text:p text:style-name="P2"><text:span text:style-name="T14">cn=b0001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xml:id="id13" draw:id="id13" draw:layer="layout" svg:width="5.4cm" svg:height="0.55cm" svg:x="3.1cm" svg:y="5.85cm">
          <text:p text:style-name="P2"><text:span text:style-name="T7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curve" svg:x1="12.804cm" svg:y1="9.225cm" svg:x2="12.827cm" svg:y2="10.75cm" draw:start-shape="id17" draw:start-glue-point="2" draw:end-shape="id18" draw:end-glue-point="0" svg:d="M12804 9225c0 1143 23 381 23 1525" svg:viewBox="0 0 24 1526">
          <text:p/>
        </draw:connector>
        <draw:connector draw:style-name="gr28" draw:text-style-name="P1" draw:layer="measurelines" draw:type="curve" draw:line-skew="0.374cm" svg:x1="16.759cm" svg:y1="3.25cm" svg:x2="16.892cm" svg:y2="11.5cm" draw:start-shape="id14" draw:start-glue-point="1" draw:end-shape="id19" draw:end-glue-point="1" svg:d="M16759 3250c1512 0 1445 8250 133 8250" svg:viewBox="0 0 1127 8251">
          <text:p/>
        </draw:connector>
      </draw:page>
      <draw:page draw:name="page5" draw:style-name="dp1" draw:master-page-name="Default">
        <draw:custom-shape draw:style-name="gr12" draw:text-style-name="P3" draw:layer="layout" svg:width="5.609cm" svg:height="3.71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3.563cm" svg:height="1.539cm" svg:x="2.296cm" svg:y="4.15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20" xml:id="id20" draw:id="id20" draw:layer="layout" svg:width="5.609cm" svg:height="0.916cm" svg:x="2.49cm" svg:y="5.684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21" draw:id="id21" draw:layer="layout" svg:width="5.609cm" svg:height="3.4cm" svg:x="9.991cm" svg:y="3.6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0.378cm" svg:y="4.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8.099cm" svg:y1="6.142cm" svg:x2="9.991cm" svg:y2="5.3cm" draw:start-shape="id20" draw:start-glue-point="1" draw:end-shape="id21" draw:end-glue-point="3" svg:d="M8099 6142c1419 0 473-842 1892-842" svg:viewBox="0 0 1893 843">
          <text:p/>
        </draw:connector>
        <draw:custom-shape draw:style-name="gr33" draw:text-style-name="P22" draw:layer="layout" svg:width="5.609cm" svg:height="0.916cm" svg:x="10.382cm" svg:y="5.43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3" draw:id="id23" draw:layer="layout" svg:width="6.359cm" svg:height="1.957cm" svg:x="18.091cm" svg:y="4.12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5.756cm" svg:height="0.899cm" svg:x="18.478cm" svg:y="4.96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6.441cm" svg:y1="5.875cm" svg:x2="18.091cm" svg:y2="5.106cm" draw:start-shape="id22" draw:start-glue-point="1" draw:end-shape="id23" draw:end-glue-point="3" svg:d="M16441 5875c1237 0 413-769 1650-769" svg:viewBox="0 0 1651 770">
          <text:p/>
        </draw:connector>
        <draw:custom-shape draw:style-name="gr35" draw:text-style-name="P23" xml:id="id22" draw:id="id22" draw:layer="layout" svg:width="3.65cm" svg:height="0.55cm" svg:x="12.791cm" svg:y="5.6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36" draw:text-style-name="P21" xml:id="id32" draw:id="id32" draw:layer="layout" svg:width="5.609cm" svg:height="3.4cm" svg:x="9.75cm" svg:y="1.7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0.137cm" svg:y="2.6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ustom-shape draw:style-name="gr36" draw:text-style-name="P24" draw:layer="layout" svg:width="5.609cm" svg:height="0.916cm" svg:x="10.141cm" svg:y="3.584cm">
          <text:p text:style-name="P17"><text:span text:style-name="T7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24" draw:id="id24" draw:layer="layout" svg:width="3.65cm" svg:height="0.55cm" svg:x="12.55cm" svg:y="3.75cm">
          <text:p text:style-name="P2"><text:span text:style-name="T7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measurelines" svg:width="5.609cm" svg:height="5.45cm" svg:x="2.05cm" svg:y="2.4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measurelines" svg:width="3.563cm" svg:height="1.539cm" svg:x="2.297cm" svg:y="3.07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4" draw:text-style-name="P9" xml:id="id31" draw:id="id31" draw:layer="measurelines" svg:width="5.609cm" svg:height="1.1cm" svg:x="2.491cm" svg:y="4.85cm">
          <text:p text:style-name="P2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measurelines" draw:type="curve" svg:x1="16.2cm" svg:y1="4.025cm" svg:x2="19.325cm" svg:y2="5.45cm" draw:start-shape="id24" draw:start-glue-point="1" draw:end-shape="id25" svg:d="M16200 4025c2084 0 3125 475 3125 1425" svg:viewBox="0 0 3126 1426">
          <text:p/>
        </draw:connector>
        <draw:custom-shape draw:style-name="gr16" draw:text-style-name="P10" xml:id="id25" draw:id="id25" draw:layer="measurelines" svg:width="5.85cm" svg:height="2.1cm" svg:x="16.4cm" svg:y="5.45cm">
          <draw:glue-point draw:id="4" svg:x="2.435cm" svg:y="5.009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measurelines" svg:width="5.756cm" svg:height="0.899cm" svg:x="16.544cm" svg:y="6.2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ustom-shape draw:style-name="gr18" draw:text-style-name="P11" xml:id="id27" draw:id="id27" draw:layer="measurelines" svg:width="5.609cm" svg:height="0.643cm" svg:x="2.494cm" svg:y="6.957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28" draw:id="id28" draw:layer="measurelines" svg:width="5.609cm" svg:height="2.425cm" svg:x="10.001cm" svg:y="6.8cm">
          <text:p text:style-name="P2"><text:span text:style-name="T9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measurelines" svg:width="2.407cm" svg:height="0.581cm" svg:x="10.248cm" svg:y="7.625cm">
          <draw:text-box>
            <text:p><text:span text:style-name="T10">name = “jack”</text:span></text:p>
          </draw:text-box>
        </draw:frame>
        <draw:custom-shape draw:style-name="gr18" draw:text-style-name="P11" xml:id="id26" draw:id="id26" draw:layer="measurelines" svg:width="5.609cm" svg:height="0.662cm" svg:x="10.56cm" svg:y="8.263cm">
          <text:p text:style-name="P2"><text:span text:style-name="T8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measurelines" draw:type="curve" svg:x1="16.169cm" svg:y1="8.594cm" svg:x2="19.325cm" svg:y2="7.55cm" draw:start-shape="id26" draw:start-glue-point="1" draw:end-shape="id25" draw:end-glue-point="2" svg:d="M16169 8594c2104 0 3156-348 3156-1044" svg:viewBox="0 0 3157 1045">
          <text:p/>
        </draw:connector>
        <draw:connector draw:style-name="gr21" draw:text-style-name="P1" draw:layer="measurelines" draw:type="curve" draw:line-skew="-0.251cm" svg:x1="8.103cm" svg:y1="7.278cm" svg:x2="10.001cm" svg:y2="8.012cm" draw:start-shape="id27" draw:start-glue-point="1" draw:end-shape="id28" draw:end-glue-point="3" svg:d="M8103 7278c1047 0 98 734 1898 734" svg:viewBox="0 0 1899 735">
          <text:p/>
        </draw:connector>
        <draw:frame draw:style-name="gr22" draw:text-style-name="P14" draw:layer="measurelines" svg:width="1.8cm" svg:height="0.729cm" svg:x="8.701cm" svg:y="6.975cm">
          <draw:text-box>
            <text:p><text:span text:style-name="T9">link</text:span></text:p>
          </draw:text-box>
        </draw:frame>
        <draw:custom-shape draw:style-name="gr23" draw:text-style-name="P15" draw:layer="measurelines" svg:width="0.95cm" svg:height="1.3cm" draw:transform="rotate (-0.00401425727958695) translate (13.013cm 4.764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6" draw:layer="measurelines" svg:width="1.979cm" svg:height="0.963cm" svg:x="11.2cm" svg:y="5.288cm">
          <draw:text-box>
            <text:p><text:span text:style-name="T11">imply</text:span></text:p>
          </draw:text-box>
        </draw:frame>
        <draw:custom-shape draw:style-name="gr25" draw:text-style-name="P18" xml:id="id30" draw:id="id30" draw:layer="measurelines" svg:width="13.942cm" svg:height="2.8cm" svg:x="2.951cm" svg:y="10.1cm">
          <draw:glue-point draw:id="4" svg:x="5cm" svg:y="2.333cm"/>
          <text:p text:style-name="P17"><text:span text:style-name="T1">Resource</text:span><text:span text:style-name="T1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xml:id="id29" draw:id="id29" draw:layer="measurelines" svg:width="4.63cm" svg:height="1.519cm" svg:x="10.513cm" svg:y="10.75cm">
          <text:p text:style-name="P2"><text:span text:style-name="T1">Account</text:span><text:span text:style-name="T1"><text:line-break/></text:span><text:span text:style-name="T13"> </text:span></text:p>
          <text:p text:style-name="P2"><text:span text:style-name="T14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measurelines" draw:type="curve" svg:x1="12.805cm" svg:y1="9.225cm" svg:x2="12.828cm" svg:y2="10.75cm" draw:start-shape="id28" draw:start-glue-point="2" draw:end-shape="id29" draw:end-glue-point="0" svg:d="M12805 9225c0 1143 23 381 23 1525" svg:viewBox="0 0 24 1526">
          <text:p/>
        </draw:connector>
        <draw:connector draw:style-name="gr28" draw:text-style-name="P1" draw:layer="measurelines" draw:type="curve" svg:x1="20.749cm" svg:y1="7.55cm" svg:x2="16.893cm" svg:y2="11.5cm" draw:start-shape="id25" draw:start-glue-point="4" draw:end-shape="id30" draw:end-glue-point="1" svg:d="M20749 7550c0 2634-1285 3950-3856 3950" svg:viewBox="0 0 3857 3951">
          <text:p/>
        </draw:connector>
        <draw:connector draw:style-name="gr15" draw:text-style-name="P1" draw:layer="measurelines" draw:type="curve" svg:x1="8.1cm" svg:y1="5.4cm" svg:x2="9.75cm" svg:y2="3.45cm" draw:start-shape="id31" draw:start-glue-point="1" draw:end-shape="id32" svg:d="M8100 5400c1237 0 413-1950 1650-1950" svg:viewBox="0 0 1651 1951">
          <text:p/>
        </draw:connector>
      </draw:page>
      <draw:page draw:name="page7" draw:style-name="dp1" draw:master-page-name="Default">
        <draw:custom-shape draw:style-name="gr36" draw:text-style-name="P21" xml:id="id37" draw:id="id37" draw:layer="layout" svg:width="5.609cm" svg:height="5.75cm" svg:x="9.6cm" svg:y="3.6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79.35828877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9.987cm" svg:y="4.6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ustom-shape draw:style-name="gr36" draw:text-style-name="P24" xml:id="id38" draw:id="id38" draw:layer="layout" svg:width="5.609cm" svg:height="0.916cm" svg:x="9.991cm" svg:y="7.234cm">
          <text:p text:style-name="P17"><text:span text:style-name="T7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.199cm" svg:height="0.55cm" svg:x="12.4cm" svg:y="7.4cm">
          <text:p text:style-name="P2"><text:span text:style-name="T7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measurelines" svg:width="4.219cm" svg:height="5.45cm" svg:x="1.65cm" svg:y="6.6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measurelines" svg:width="3.563cm" svg:height="1.539cm" svg:x="1.836cm" svg:y="7.27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4" draw:text-style-name="P9" xml:id="id36" draw:id="id36" draw:layer="measurelines" svg:width="4.218cm" svg:height="0.8cm" svg:x="1.982cm" svg:y="9.05cm">
          <text:p text:style-name="P2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xml:id="id33" draw:id="id33" draw:layer="measurelines" svg:width="4.219cm" svg:height="0.643cm" svg:x="1.984cm" svg:y="11.157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34" draw:id="id34" draw:layer="measurelines" svg:width="4.55cm" svg:height="1.749cm" svg:x="7.9cm" svg:y="11cm">
          <text:p text:style-name="P2"><text:span text:style-name="T9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3" draw:layer="measurelines" svg:width="2.407cm" svg:height="0.581cm" svg:x="8.171cm" svg:y="11.81cm">
          <draw:text-box>
            <text:p><text:span text:style-name="T10">name = “jack”</text:span></text:p>
          </draw:text-box>
        </draw:frame>
        <draw:connector draw:style-name="gr21" draw:text-style-name="P1" draw:layer="measurelines" draw:type="curve" draw:line-skew="-0.251cm" svg:x1="6.203cm" svg:y1="11.478cm" svg:x2="7.9cm" svg:y2="11.874cm" draw:start-shape="id33" draw:start-glue-point="1" draw:end-shape="id34" draw:end-glue-point="3" svg:d="M6203 11478c897 0 49 396 1697 396" svg:viewBox="0 0 1698 397">
          <text:p/>
        </draw:connector>
        <draw:frame draw:style-name="gr22" draw:text-style-name="P14" draw:layer="measurelines" svg:width="1.8cm" svg:height="0.729cm" svg:x="6.1cm" svg:y="11.95cm">
          <draw:text-box>
            <text:p><text:span text:style-name="T9">link</text:span></text:p>
          </draw:text-box>
        </draw:frame>
        <draw:frame draw:style-name="gr24" draw:text-style-name="P16" draw:layer="measurelines" svg:width="1.979cm" svg:height="0.963cm" svg:x="7.521cm" svg:y="9.688cm">
          <draw:text-box>
            <text:p><text:span text:style-name="T11">imply</text:span></text:p>
          </draw:text-box>
        </draw:frame>
        <draw:custom-shape draw:style-name="gr25" draw:text-style-name="P18" draw:layer="measurelines" svg:width="16.949cm" svg:height="2.8cm" svg:x="2.801cm" svg:y="13.5cm">
          <draw:glue-point draw:id="4" svg:x="5cm" svg:y="2.333cm"/>
          <text:p text:style-name="P17"><text:span text:style-name="T1">Resource</text:span><text:span text:style-name="T1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xml:id="id35" draw:id="id35" draw:layer="measurelines" svg:width="4.63cm" svg:height="1.2cm" svg:x="7.87cm" svg:y="14.85cm">
          <text:p text:style-name="P2"><text:span text:style-name="T1">Account</text:span><text:span text:style-name="T1"><text:line-break/></text:span><text:span text:style-name="T13"> </text:span></text:p>
          <text:p text:style-name="P2"><text:span text:style-name="T14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measurelines" draw:type="curve" svg:x1="10.175cm" svg:y1="12.749cm" svg:x2="10.185cm" svg:y2="14.85cm" draw:start-shape="id34" draw:start-glue-point="2" draw:end-shape="id35" draw:end-glue-point="0" svg:d="M10175 12749c0 1576 10 526 10 2101" svg:viewBox="0 0 11 2102">
          <text:p/>
        </draw:connector>
        <draw:connector draw:style-name="gr15" draw:text-style-name="P1" draw:layer="measurelines" draw:type="curve" svg:x1="6.2cm" svg:y1="9.45cm" svg:x2="9.6cm" svg:y2="6.525cm" draw:start-shape="id36" draw:start-glue-point="1" draw:end-shape="id37" svg:d="M6200 9450c2550 0 850-2925 3400-2925" svg:viewBox="0 0 3401 2926">
          <text:p/>
        </draw:connector>
        <draw:custom-shape draw:style-name="gr36" draw:text-style-name="P26" draw:layer="measurelines" svg:width="5.609cm" svg:height="0.916cm" svg:x="9.992cm" svg:y="5.8cm">
          <text:p text:style-name="P17"><text:span text:style-name="T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42" draw:id="id42" draw:layer="measurelines" svg:width="4.199cm" svg:height="0.55cm" svg:x="12.401cm" svg:y="5.966cm">
          <text:p text:style-name="P2"><text:span text:style-name="T7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1" draw:layer="measurelines" draw:type="curve" draw:line-skew="-0.469cm 0.275cm" svg:x1="9.991cm" svg:y1="7.692cm" svg:x2="10.175cm" svg:y2="11cm" draw:start-shape="id38" draw:start-glue-point="3" draw:end-shape="id34" draw:end-glue-point="0" svg:d="M9991 7692c-1456 0-1214 1079-804 1475s988 108 988 1833" svg:viewBox="0 0 1303 3309">
          <text:p/>
        </draw:connector>
        <draw:custom-shape draw:style-name="gr39" draw:text-style-name="P27" xml:id="id39" draw:id="id39" draw:layer="measurelines" svg:width="5.6cm" svg:height="0.643cm" svg:x="10cm" svg:y="8.55cm">
          <text:p text:style-name="P2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40" draw:id="id40" draw:layer="measurelines" svg:width="5.05cm" svg:height="1.749cm" svg:x="14.35cm" svg:y="11.001cm">
          <draw:glue-point draw:id="4" svg:x="3.217cm" svg:y="-5.002cm"/>
          <text:p text:style-name="P2"><text:span text:style-name="T9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3" draw:layer="measurelines" svg:width="2.894cm" svg:height="0.581cm" svg:x="14.621cm" svg:y="11.811cm">
          <draw:text-box>
            <text:p><text:span text:style-name="T10">name = “Captain”</text:span></text:p>
          </draw:text-box>
        </draw:frame>
        <draw:custom-shape draw:style-name="gr26" draw:text-style-name="P19" xml:id="id41" draw:id="id41" draw:layer="measurelines" svg:width="4.63cm" svg:height="1.2cm" svg:x="14.57cm" svg:y="14.85cm">
          <text:p text:style-name="P2"><text:span text:style-name="T1">Group</text:span><text:span text:style-name="T1"><text:line-break/></text:span><text:span text:style-name="T13"> </text:span></text:p>
          <text:p text:style-name="P2"><text:span text:style-name="T14">cn=Captain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measurelines" draw:type="curve" svg:x1="15.6cm" svg:y1="8.871cm" svg:x2="16.875cm" svg:y2="11.001cm" draw:start-shape="id39" draw:start-glue-point="1" draw:end-shape="id40" svg:d="M15600 8871c850 0 1275 710 1275 2130" svg:viewBox="0 0 1276 2131">
          <text:p/>
        </draw:connector>
        <draw:frame draw:style-name="gr22" draw:text-style-name="P14" draw:layer="measurelines" svg:width="1.8cm" svg:height="0.729cm" svg:x="15.6cm" svg:y="9.325cm">
          <draw:text-box>
            <text:p><text:span text:style-name="T9">link</text:span></text:p>
          </draw:text-box>
        </draw:frame>
        <draw:connector draw:style-name="gr27" draw:text-style-name="P1" draw:layer="measurelines" draw:type="curve" svg:x1="16.875cm" svg:y1="12.75cm" svg:x2="16.885cm" svg:y2="14.85cm" draw:start-shape="id40" draw:start-glue-point="2" draw:end-shape="id41" svg:d="M16875 12750c0 1575 10 525 10 2100" svg:viewBox="0 0 11 2101">
          <text:p/>
        </draw:connector>
        <draw:connector draw:style-name="gr38" draw:text-style-name="P1" draw:layer="measurelines" draw:type="curve" svg:x1="16.6cm" svg:y1="6.241cm" svg:x2="18.499cm" svg:y2="11.001cm" draw:start-shape="id42" draw:start-glue-point="1" draw:end-shape="id40" draw:end-glue-point="4" svg:d="M16600 6241c1266 0 1899 1586 1899 4760" svg:viewBox="0 0 1900 4761">
          <text:p/>
        </draw:connector>
        <draw:frame draw:style-name="gr24" draw:text-style-name="P16" draw:layer="measurelines" svg:width="1.979cm" svg:height="0.963cm" svg:x="16.75cm" svg:y="5.3cm">
          <draw:text-box>
            <text:p><text:span text:style-name="T11">imply</text:span></text:p>
          </draw:text-box>
        </draw:frame>
      </draw:page>
      <draw:page draw:name="page8" draw:style-name="dp1" draw:master-page-name="Default">
        <draw:custom-shape draw:style-name="gr12" draw:text-style-name="P3" draw:layer="layout" svg:width="5.609cm" svg:height="4.71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3.563cm" svg:height="1.539cm" svg:x="2.296cm" svg:y="4.15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20" xml:id="id43" draw:id="id43" draw:layer="layout" svg:width="5.609cm" svg:height="0.916cm" svg:x="2.49cm" svg:y="5.684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xml:id="id49" draw:id="id49" draw:layer="layout" svg:width="5.609cm" svg:height="0.916cm" svg:x="2.491cm" svg:y="6.85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44" draw:id="id44" draw:layer="layout" svg:width="5.609cm" svg:height="4.716cm" svg:x="10.05cm" svg:y="1.7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0.437cm" svg:y="2.6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8.099cm" svg:y1="6.142cm" svg:x2="10.05cm" svg:y2="4.108cm" draw:start-shape="id43" draw:start-glue-point="1" draw:end-shape="id44" draw:end-glue-point="3" svg:d="M8099 6142c1462 0 487-2034 1951-2034" svg:viewBox="0 0 1952 2035">
          <text:p/>
        </draw:connector>
        <draw:custom-shape draw:style-name="gr33" draw:text-style-name="P22" draw:layer="layout" svg:width="5.609cm" svg:height="0.916cm" svg:x="10.441cm" svg:y="3.58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46" draw:id="id46" draw:layer="layout" svg:width="6.359cm" svg:height="1.957cm" svg:x="18.15cm" svg:y="2.27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5.756cm" svg:height="0.899cm" svg:x="18.537cm" svg:y="3.11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6.5cm" svg:y1="4.025cm" svg:x2="18.15cm" svg:y2="3.256cm" draw:start-shape="id45" draw:start-glue-point="1" draw:end-shape="id46" draw:end-glue-point="3" svg:d="M16500 4025c1237 0 413-769 1650-769" svg:viewBox="0 0 1651 770">
          <text:p/>
        </draw:connector>
        <draw:custom-shape draw:style-name="gr16" draw:text-style-name="P10" xml:id="id48" draw:id="id48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8" draw:layer="layout" svg:width="4.604cm" svg:height="0.899cm" svg:x="18.538cm" svg:y="7.218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ustom-shape draw:style-name="gr16" draw:text-style-name="P10" xml:id="id53" draw:id="id53" draw:layer="layout" svg:width="6.359cm" svg:height="1.957cm" svg:x="18.151cm" svg:y="9.92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8" draw:layer="layout" svg:width="4.05cm" svg:height="0.899cm" svg:x="18.538cm" svg:y="10.76cm">
          <draw:text-box>
            <text:p><text:span text:style-name="T4">name = “Shipwreck Cove”</text:span><text:span text:style-name="T5"><text:line-break/></text:span><text:span text:style-name="T5">...</text:span></text:p>
          </draw:text-box>
        </draw:frame>
        <draw:custom-shape draw:style-name="gr33" draw:text-style-name="P22" draw:layer="layout" svg:width="5.609cm" svg:height="0.916cm" svg:x="10.442cm" svg:y="4.8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6.5cm" svg:y1="5.275cm" svg:x2="18.16cm" svg:y2="6.985cm" draw:start-shape="id47" draw:start-glue-point="1" draw:end-shape="id48" draw:end-glue-point="5" svg:d="M16500 5275c1239 0 409 1710 1660 1710" svg:viewBox="0 0 1661 1711">
          <text:p/>
        </draw:connector>
        <draw:custom-shape draw:style-name="gr33" draw:text-style-name="P21" xml:id="id50" draw:id="id50" draw:layer="layout" svg:width="5.609cm" svg:height="4.716cm" svg:x="10.051cm" svg:y="7.1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2.644cm" svg:height="0.899cm" svg:x="10.438cm" svg:y="8.0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ustom-shape draw:style-name="gr33" draw:text-style-name="P22" draw:layer="layout" svg:width="5.609cm" svg:height="0.916cm" svg:x="10.442cm" svg:y="8.98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5.609cm" svg:height="0.916cm" svg:x="10.443cm" svg:y="10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8.1cm" svg:y1="7.308cm" svg:x2="10.051cm" svg:y2="9.508cm" draw:start-shape="id49" draw:start-glue-point="1" draw:end-shape="id50" svg:d="M8100 7308c1462 0 487 2200 1951 2200" svg:viewBox="0 0 1952 2201">
          <text:p/>
        </draw:connector>
        <draw:connector draw:style-name="gr30" draw:text-style-name="P1" draw:layer="layout" draw:type="curve" svg:x1="16.5cm" svg:y1="9.475cm" svg:x2="18.151cm" svg:y2="7.729cm" draw:start-shape="id51" draw:start-glue-point="1" draw:end-shape="id48" draw:end-glue-point="4" svg:d="M16500 9475c1239 0 414-1746 1651-1746" svg:viewBox="0 0 1652 1747">
          <text:p/>
        </draw:connector>
        <draw:connector draw:style-name="gr30" draw:text-style-name="P1" draw:layer="layout" draw:type="curve" svg:x1="16.5cm" svg:y1="10.675cm" svg:x2="18.151cm" svg:y2="10.899cm" draw:start-shape="id52" draw:end-shape="id53" svg:d="M16500 10675c1239 0 414 224 1651 224" svg:viewBox="0 0 1652 225">
          <text:p/>
        </draw:connector>
        <draw:custom-shape draw:style-name="gr35" draw:text-style-name="P23" xml:id="id45" draw:id="id45" draw:layer="layout" svg:width="3.65cm" svg:height="0.55cm" svg:x="12.85cm" svg:y="3.7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47" draw:id="id47" draw:layer="layout" svg:width="3.65cm" svg:height="0.55cm" svg:x="12.85cm" svg:y="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51" draw:id="id51" draw:layer="layout" svg:width="3.65cm" svg:height="0.55cm" svg:x="12.85cm" svg:y="9.2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52" draw:id="id52" draw:layer="layout" svg:width="3.65cm" svg:height="0.55cm" svg:x="12.85cm" svg:y="10.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12" draw:text-style-name="P3" draw:layer="layout" svg:width="5.609cm" svg:height="7.459cm" svg:x="2.049cm" svg:y="2.94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3.563cm" svg:height="1.539cm" svg:x="2.296cm" svg:y="3.657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20" xml:id="id54" draw:id="id54" draw:layer="layout" svg:width="5.609cm" svg:height="0.916cm" svg:x="2.49cm" svg:y="5.19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xml:id="id60" draw:id="id60" draw:layer="layout" svg:width="5.609cm" svg:height="0.916cm" svg:x="2.491cm" svg:y="6.357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55" draw:id="id55" draw:layer="layout" svg:width="5.609cm" svg:height="4.172cm" svg:x="10.05cm" svg:y="1.257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0.437cm" svg:y="2.07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15" draw:text-style-name="P1" draw:layer="layout" draw:type="curve" svg:x1="8.099cm" svg:y1="5.649cm" svg:x2="10.05cm" svg:y2="3.343cm" draw:start-shape="id54" draw:start-glue-point="1" draw:end-shape="id55" draw:end-glue-point="3" svg:d="M8099 5649c1462 0 487-2306 1951-2306" svg:viewBox="0 0 1952 2307">
          <text:p/>
        </draw:connector>
        <draw:custom-shape draw:style-name="gr16" draw:text-style-name="P10" xml:id="id57" draw:id="id57" draw:layer="layout" svg:width="6.359cm" svg:height="2.1cm" svg:x="18.15cm" svg:y="1.257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5.756cm" svg:height="0.899cm" svg:x="18.537cm" svg:y="2.15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6.501cm" svg:y1="3.309cm" svg:x2="18.15cm" svg:y2="2.307cm" draw:start-shape="id56" draw:start-glue-point="1" draw:end-shape="id57" draw:end-glue-point="3" svg:d="M16501 3309c1237 0 413-1002 1649-1002" svg:viewBox="0 0 1650 1003">
          <text:p/>
        </draw:connector>
        <draw:custom-shape draw:style-name="gr16" draw:text-style-name="P10" xml:id="id59" draw:id="id59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8" draw:layer="layout" svg:width="4.604cm" svg:height="0.899cm" svg:x="18.538cm" svg:y="6.557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ustom-shape draw:style-name="gr16" draw:text-style-name="P10" xml:id="id64" draw:id="id64" draw:layer="layout" svg:width="6.359cm" svg:height="2.1cm" svg:x="18.151cm" svg:y="9.457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8" draw:layer="layout" svg:width="4.05cm" svg:height="0.899cm" svg:x="18.538cm" svg:y="10.357cm">
          <draw:text-box>
            <text:p><text:span text:style-name="T4">name = “Shipwreck Cov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6.501cm" svg:y1="4.559cm" svg:x2="18.16cm" svg:y2="6.308cm" draw:start-shape="id58" draw:start-glue-point="1" draw:end-shape="id59" draw:end-glue-point="5" svg:d="M16501 4559c1237 0 408 1749 1659 1749" svg:viewBox="0 0 1660 1750">
          <text:p/>
        </draw:connector>
        <draw:custom-shape draw:style-name="gr33" draw:text-style-name="P21" xml:id="id61" draw:id="id61" draw:layer="layout" svg:width="5.609cm" svg:height="4.172cm" svg:x="10.051cm" svg:y="5.778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2.644cm" svg:height="0.899cm" svg:x="10.414cm" svg:y="6.731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15" draw:text-style-name="P1" draw:layer="layout" draw:type="curve" svg:x1="8.1cm" svg:y1="6.815cm" svg:x2="10.051cm" svg:y2="7.864cm" draw:start-shape="id60" draw:start-glue-point="1" draw:end-shape="id61" svg:d="M8100 6815c1462 0 487 1049 1951 1049" svg:viewBox="0 0 1952 1050">
          <text:p/>
        </draw:connector>
        <draw:connector draw:style-name="gr30" draw:text-style-name="P1" draw:layer="layout" draw:type="curve" svg:x1="16.501cm" svg:y1="8.059cm" svg:x2="18.151cm" svg:y2="7.106cm" draw:start-shape="id62" draw:start-glue-point="1" draw:end-shape="id59" draw:end-glue-point="4" svg:d="M16501 8059c1237 0 413-953 1650-953" svg:viewBox="0 0 1651 954">
          <text:p/>
        </draw:connector>
        <draw:connector draw:style-name="gr30" draw:text-style-name="P1" draw:layer="layout" draw:type="curve" svg:x1="16.501cm" svg:y1="9.309cm" svg:x2="18.151cm" svg:y2="10.507cm" draw:start-shape="id63" draw:start-glue-point="1" draw:end-shape="id64" svg:d="M16501 9309c1237 0 413 1198 1650 1198" svg:viewBox="0 0 1651 1199">
          <text:p/>
        </draw:connector>
        <draw:custom-shape draw:style-name="gr44" draw:text-style-name="P28" xml:id="id65" draw:id="id65" draw:layer="layout" svg:width="5.609cm" svg:height="0.643cm" svg:x="2.491cm" svg:y="7.707cm">
          <text:p text:style-name="P2"><text:span text:style-name="T12">link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8" xml:id="id67" draw:id="id67" draw:layer="layout" svg:width="5.609cm" svg:height="0.643cm" svg:x="2.492cm" svg:y="8.502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xml:id="id66" draw:id="id66" draw:layer="layout" svg:width="5.609cm" svg:height="2.425cm" svg:x="10cm" svg:y="11.75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8" draw:layer="layout" svg:width="3.038cm" svg:height="0.581cm" svg:x="10.247cm" svg:y="12.55cm">
          <draw:text-box>
            <text:p><text:span text:style-name="T4">name = “jsparrow”</text:span></text:p>
          </draw:text-box>
        </draw:frame>
        <draw:custom-shape draw:style-name="gr44" draw:text-style-name="P28" xml:id="id69" draw:id="id69" draw:layer="layout" svg:width="5.609cm" svg:height="0.662cm" svg:x="10.559cm" svg:y="13.3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xml:id="id68" draw:id="id68" draw:layer="layout" svg:width="5.609cm" svg:height="2.425cm" svg:x="10cm" svg:y="14.463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8" draw:layer="layout" svg:width="2.962cm" svg:height="0.581cm" svg:x="10.25cm" svg:y="15.293cm">
          <draw:text-box>
            <text:p><text:span text:style-name="T4">name = “sparrow”</text:span></text:p>
          </draw:text-box>
        </draw:frame>
        <draw:custom-shape draw:style-name="gr44" draw:text-style-name="P28" xml:id="id70" draw:id="id70" draw:layer="layout" svg:width="5.609cm" svg:height="0.662cm" svg:x="10.541cm" svg:y="15.993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svg:x1="8.1cm" svg:y1="8.028cm" svg:x2="10cm" svg:y2="12.962cm" draw:start-shape="id65" draw:start-glue-point="1" draw:end-shape="id66" svg:d="M8100 8028c1425 0 475 4934 1900 4934" svg:viewBox="0 0 1901 4935">
          <text:p/>
        </draw:connector>
        <draw:connector draw:style-name="gr21" draw:text-style-name="P1" draw:layer="layout" draw:type="curve" svg:x1="8.101cm" svg:y1="8.823cm" svg:x2="10cm" svg:y2="15.675cm" draw:start-shape="id67" draw:start-glue-point="1" draw:end-shape="id68" svg:d="M8101 8823c1423 0 474 6852 1899 6852" svg:viewBox="0 0 1900 6853">
          <text:p/>
        </draw:connector>
        <draw:connector draw:style-name="gr30" draw:text-style-name="P1" draw:layer="layout" draw:type="curve" svg:x1="16.168cm" svg:y1="13.631cm" svg:x2="21.33cm" svg:y2="11.557cm" draw:start-shape="id69" draw:start-glue-point="1" draw:end-shape="id64" draw:end-glue-point="2" svg:d="M16168 13631c3442 0 5162-691 5162-2074" svg:viewBox="0 0 5163 2075">
          <text:p/>
        </draw:connector>
        <draw:connector draw:style-name="gr30" draw:text-style-name="P1" draw:layer="layout" draw:type="curve" draw:line-skew="-0.346cm" svg:x1="16.15cm" svg:y1="16.324cm" svg:x2="24.51cm" svg:y2="6.707cm" draw:start-shape="id70" draw:start-glue-point="1" draw:end-shape="id59" draw:end-glue-point="1" svg:d="M16150 16324c12772 0 8592-9617 8360-9617" svg:viewBox="0 0 9197 9618">
          <text:p/>
        </draw:connector>
        <draw:custom-shape draw:style-name="gr44" draw:text-style-name="P28" xml:id="id72" draw:id="id72" draw:layer="layout" svg:width="5.609cm" svg:height="0.643cm" svg:x="2.493cm" svg:y="9.357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xml:id="id73" draw:id="id73" draw:layer="layout" svg:width="5.609cm" svg:height="2.425cm" svg:x="10cm" svg:y="17.118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8" draw:layer="layout" svg:width="2.094cm" svg:height="0.581cm" svg:x="10.247cm" svg:y="17.943cm">
          <draw:text-box>
            <text:p><text:span text:style-name="T4">name = “js”</text:span></text:p>
          </draw:text-box>
        </draw:frame>
        <draw:custom-shape draw:style-name="gr44" draw:text-style-name="P28" xml:id="id71" draw:id="id71" draw:layer="layout" svg:width="5.609cm" svg:height="0.662cm" svg:x="10.559cm" svg:y="18.581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draw:line-skew="0.505cm" svg:x1="16.168cm" svg:y1="18.912cm" svg:x2="24.509cm" svg:y2="2.307cm" draw:start-shape="id71" draw:start-glue-point="1" draw:end-shape="id57" draw:end-glue-point="1" svg:d="M16168 18912c14020 0 9850-16605 8341-16605" svg:viewBox="0 0 10107 16606">
          <text:p/>
        </draw:connector>
        <draw:connector draw:style-name="gr21" draw:text-style-name="P1" draw:layer="layout" draw:type="curve" svg:x1="8.102cm" svg:y1="9.678cm" svg:x2="10cm" svg:y2="18.33cm" draw:start-shape="id72" draw:start-glue-point="1" draw:end-shape="id73" draw:end-glue-point="3" svg:d="M8102 9678c1423 0 475 8652 1898 8652" svg:viewBox="0 0 1899 8653">
          <text:p/>
        </draw:connector>
        <draw:frame draw:style-name="gr22" draw:text-style-name="P14" draw:layer="layout" svg:width="1.8cm" svg:height="0.729cm" svg:x="7.35cm" svg:y="13.057cm">
          <draw:text-box>
            <text:p><text:span text:style-name="T9">link</text:span></text:p>
          </draw:text-box>
        </draw:frame>
        <draw:custom-shape draw:style-name="gr49" draw:text-style-name="P30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13.171cm" svg:y="10.35cm">
          <draw:text-box>
            <text:p><text:span text:style-name="T15">imply</text:span></text:p>
          </draw:text-box>
        </draw:frame>
        <draw:custom-shape draw:style-name="gr33" draw:text-style-name="P23" draw:layer="layout" svg:width="5.609cm" svg:height="0.916cm" svg:x="10.442cm" svg:y="2.868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5.609cm" svg:height="0.916cm" svg:x="10.443cm" svg:y="4.08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56" draw:id="id56" draw:layer="layout" svg:width="3.65cm" svg:height="0.55cm" svg:x="12.851cm" svg:y="3.03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58" draw:id="id58" draw:layer="layout" svg:width="3.65cm" svg:height="0.55cm" svg:x="12.851cm" svg:y="4.28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5.609cm" svg:height="0.916cm" svg:x="10.442cm" svg:y="7.618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5.609cm" svg:height="0.916cm" svg:x="10.443cm" svg:y="8.834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62" draw:id="id62" draw:layer="layout" svg:width="3.65cm" svg:height="0.55cm" svg:x="12.851cm" svg:y="7.78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63" draw:id="id63" draw:layer="layout" svg:width="3.65cm" svg:height="0.55cm" svg:x="12.851cm" svg:y="9.034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2" draw:text-style-name="P3" draw:layer="layout" svg:width="5.609cm" svg:height="7.459cm" svg:x="2.049cm" svg:y="2.94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8" draw:layer="layout" svg:width="3.563cm" svg:height="1.547cm" svg:x="2.296cm" svg:y="3.657cm">
          <draw:text-box>
            <text:p><text:span text:style-name="T4">name = “jack”</text:span><text:span text:style-name="T5"><text:line-break/></text:span><text:span text:style-name="T4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20" xml:id="id74" draw:id="id74" draw:layer="layout" svg:width="5.609cm" svg:height="0.916cm" svg:x="2.49cm" svg:y="5.19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75" draw:id="id75" draw:layer="layout" svg:width="5.609cm" svg:height="9cm" svg:x="10.05cm" svg:y="0.6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0.437cm" svg:y="1.413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15" draw:text-style-name="P1" draw:layer="layout" draw:type="curve" svg:x1="8.099cm" svg:y1="5.649cm" svg:x2="10.05cm" svg:y2="5.1cm" draw:start-shape="id74" draw:start-glue-point="1" draw:end-shape="id75" draw:end-glue-point="3" svg:d="M8099 5649c1462 0 487-549 1951-549" svg:viewBox="0 0 1952 550">
          <text:p/>
        </draw:connector>
        <draw:custom-shape draw:style-name="gr51" draw:text-style-name="P22" draw:layer="layout" svg:width="5.609cm" svg:height="0.916cm" svg:x="10.441cm" svg:y="2.3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77" draw:id="id77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8" draw:layer="layout" svg:width="4.604cm" svg:height="0.899cm" svg:x="18.538cm" svg:y="6.557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6.444cm" svg:y1="6.571cm" svg:x2="18.16cm" svg:y2="6.308cm" draw:start-shape="id76" draw:start-glue-point="1" draw:end-shape="id77" draw:end-glue-point="5" svg:d="M16444 6571c1279 0 422-263 1716-263" svg:viewBox="0 0 1717 264">
          <text:p/>
        </draw:connector>
        <draw:custom-shape draw:style-name="gr44" draw:text-style-name="P28" xml:id="id78" draw:id="id78" draw:layer="layout" svg:width="5.609cm" svg:height="0.643cm" svg:x="2.492cm" svg:y="8.502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xml:id="id79" draw:id="id79" draw:layer="layout" svg:width="5.609cm" svg:height="5.6cm" svg:x="10cm" svg:y="12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8" draw:layer="layout" svg:width="2.962cm" svg:height="0.911cm" svg:x="10.25cm" svg:y="12.95cm">
          <draw:text-box>
            <text:p><text:span text:style-name="T4">name = “sparrow”</text:span><text:span text:style-name="T4"><text:line-break/></text:span><text:span text:style-name="T4">kind = account</text:span></text:p>
          </draw:text-box>
        </draw:frame>
        <draw:custom-shape draw:style-name="gr44" draw:text-style-name="P28" xml:id="id80" draw:id="id80" draw:layer="layout" svg:width="5.609cm" svg:height="0.662cm" svg:x="10.541cm" svg:y="16.588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svg:x1="8.101cm" svg:y1="8.823cm" svg:x2="10cm" svg:y2="14.8cm" draw:start-shape="id78" draw:start-glue-point="1" draw:end-shape="id79" svg:d="M8101 8823c1423 0 474 5977 1899 5977" svg:viewBox="0 0 1900 5978">
          <text:p/>
        </draw:connector>
        <draw:connector draw:style-name="gr30" draw:text-style-name="P1" draw:layer="layout" draw:type="curve" svg:x1="16.15cm" svg:y1="16.919cm" svg:x2="21.33cm" svg:y2="7.757cm" draw:start-shape="id80" draw:start-glue-point="1" draw:end-shape="id77" draw:end-glue-point="2" svg:d="M16150 16919c3454 0 5180-3054 5180-9162" svg:viewBox="0 0 5181 9163">
          <text:p/>
        </draw:connector>
        <draw:frame draw:style-name="gr22" draw:text-style-name="P14" draw:layer="layout" svg:width="1.8cm" svg:height="0.729cm" svg:x="7.35cm" svg:y="13.057cm">
          <draw:text-box>
            <text:p><text:span text:style-name="T9">link</text:span></text:p>
          </draw:text-box>
        </draw:frame>
        <draw:custom-shape draw:style-name="gr49" draw:text-style-name="P30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13.171cm" svg:y="10.35cm">
          <draw:text-box>
            <text:p><text:span text:style-name="T15">imply</text:span></text:p>
          </draw:text-box>
        </draw:frame>
        <draw:custom-shape draw:style-name="gr44" draw:text-style-name="P28" draw:layer="layout" svg:width="4.858cm" svg:height="2.3cm" svg:x="10.542cm" svg:y="14.145cm">
          <text:p text:style-name="P2"><text:span text:style-name="T1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8" draw:layer="layout" svg:width="3.114cm" svg:height="1.865cm" svg:x="10.6cm" svg:y="14.638cm">
          <draw:text-box>
            <text:p><text:span text:style-name="T6">name = “sparrow”</text:span><text:span text:style-name="T6"><text:line-break/></text:span><text:span text:style-name="T6">…</text:span><text:span text:style-name="T4"><text:line-break/></text:span><text:span text:style-name="T4">mugName = “Jack”</text:span></text:p>
            <text:p><text:span text:style-name="T4">mugSize = “BIG”</text:span><text:span text:style-name="T4"><text:line-break/></text:span><text:span text:style-name="T6">...</text:span></text:p>
          </draw:text-box>
        </draw:frame>
        <draw:custom-shape draw:style-name="gr33" draw:text-style-name="P23" draw:layer="layout" svg:width="5.609cm" svg:height="5.85cm" svg:x="10.444cm" svg:y="3.4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76" draw:id="id76" draw:layer="layout" svg:width="5.609cm" svg:height="4.743cm" svg:x="10.835cm" svg:y="4.2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4.9cm" svg:height="1.65cm" svg:x="11.193cm" svg:y="4.94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8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custom-shape draw:style-name="gr33" draw:text-style-name="P23" draw:layer="layout" svg:width="4.9cm" svg:height="1.65cm" svg:x="11.193cm" svg:y="6.89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2" draw:layer="layout" svg:width="4.1cm" svg:height="0.911cm" svg:x="11.449cm" svg:y="7.593cm">
          <draw:text-box>
            <text:p><text:span text:style-name="T4">ref = rum:mugName</text:span><text:span text:style-name="T4"><text:line-break/></text:span><text:span text:style-name="T4">source = $user/givenName</text:span></text:p>
          </draw:text-box>
        </draw:frame>
        <draw:custom-shape draw:style-name="gr33" draw:text-style-name="P23" draw:layer="layout" svg:width="4.9cm" svg:height="1.65cm" svg:x="11.193cm" svg:y="4.94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8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</draw:page>
      <draw:page draw:name="page11" draw:style-name="dp1" draw:master-page-name="Default">
        <draw:custom-shape draw:style-name="gr12" draw:text-style-name="P3" draw:layer="layout" svg:width="5.609cm" svg:height="7.459cm" svg:x="2.049cm" svg:y="2.94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8" draw:layer="layout" svg:width="3.563cm" svg:height="1.547cm" svg:x="2.296cm" svg:y="3.657cm">
          <draw:text-box>
            <text:p><text:span text:style-name="T4">name = “jack”</text:span><text:span text:style-name="T5"><text:line-break/></text:span><text:span text:style-name="T4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20" xml:id="id81" draw:id="id81" draw:layer="layout" svg:width="5.609cm" svg:height="0.916cm" svg:x="2.49cm" svg:y="5.19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8.099cm" svg:y1="5.649cm" svg:x2="10.05cm" svg:y2="5.1cm" draw:start-shape="id81" draw:start-glue-point="1" draw:end-shape="id82" draw:end-glue-point="3" svg:d="M8099 5649c1462 0 487-549 1951-549" svg:viewBox="0 0 1952 550">
          <text:p/>
        </draw:connector>
        <draw:custom-shape draw:style-name="gr16" draw:text-style-name="P10" xml:id="id84" draw:id="id84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8" draw:layer="layout" svg:width="4.604cm" svg:height="0.899cm" svg:x="18.538cm" svg:y="6.557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6.444cm" svg:y1="6.571cm" svg:x2="18.16cm" svg:y2="6.308cm" draw:start-shape="id83" draw:start-glue-point="1" draw:end-shape="id84" draw:end-glue-point="5" svg:d="M16444 6571c1279 0 422-263 1716-263" svg:viewBox="0 0 1717 264">
          <text:p/>
        </draw:connector>
        <draw:custom-shape draw:style-name="gr44" draw:text-style-name="P28" xml:id="id85" draw:id="id85" draw:layer="layout" svg:width="5.609cm" svg:height="0.643cm" svg:x="2.492cm" svg:y="8.502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xml:id="id86" draw:id="id86" draw:layer="layout" svg:width="5.609cm" svg:height="4.888cm" svg:x="10cm" svg:y="12cm">
          <text:p text:style-name="P2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8" draw:layer="layout" svg:width="2.962cm" svg:height="0.581cm" svg:x="10.25cm" svg:y="12.95cm">
          <draw:text-box>
            <text:p><text:span text:style-name="T4">name = “sparrow”</text:span></text:p>
          </draw:text-box>
        </draw:frame>
        <draw:custom-shape draw:style-name="gr44" draw:text-style-name="P28" xml:id="id87" draw:id="id87" draw:layer="layout" svg:width="5.609cm" svg:height="0.662cm" svg:x="10.541cm" svg:y="15.993cm">
          <text:p text:style-name="P2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svg:x1="8.101cm" svg:y1="8.823cm" svg:x2="10cm" svg:y2="14.444cm" draw:start-shape="id85" draw:start-glue-point="1" draw:end-shape="id86" svg:d="M8101 8823c1423 0 474 5621 1899 5621" svg:viewBox="0 0 1900 5622">
          <text:p/>
        </draw:connector>
        <draw:connector draw:style-name="gr30" draw:text-style-name="P1" draw:layer="layout" draw:type="curve" svg:x1="16.15cm" svg:y1="16.324cm" svg:x2="21.33cm" svg:y2="7.757cm" draw:start-shape="id87" draw:start-glue-point="1" draw:end-shape="id84" draw:end-glue-point="2" svg:d="M16150 16324c3454 0 5180-2855 5180-8567" svg:viewBox="0 0 5181 8568">
          <text:p/>
        </draw:connector>
        <draw:frame draw:style-name="gr22" draw:text-style-name="P14" draw:layer="layout" svg:width="1.8cm" svg:height="0.729cm" svg:x="7.85cm" svg:y="12.95cm">
          <draw:text-box>
            <text:p><text:span text:style-name="T9">link</text:span></text:p>
          </draw:text-box>
        </draw:frame>
        <draw:custom-shape draw:style-name="gr49" draw:text-style-name="P30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13.171cm" svg:y="10.35cm">
          <draw:text-box>
            <text:p><text:span text:style-name="T15">imply</text:span></text:p>
          </draw:text-box>
        </draw:frame>
        <draw:custom-shape draw:style-name="gr44" draw:text-style-name="P28" draw:layer="layout" svg:width="4.858cm" svg:height="2.3cm" svg:x="10.542cm" svg:y="13.55cm">
          <text:p text:style-name="P2"><text:span text:style-name="T1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8" draw:layer="layout" svg:width="3.114cm" svg:height="1.865cm" svg:x="10.6cm" svg:y="14.043cm">
          <draw:text-box>
            <text:p><text:span text:style-name="T6">name = “sparrow”</text:span><text:span text:style-name="T6"><text:line-break/></text:span><text:span text:style-name="T6">…</text:span><text:span text:style-name="T4"><text:line-break/></text:span><text:span text:style-name="T4">mugName = “Jack”</text:span></text:p>
            <text:p><text:span text:style-name="T4">mugSize = “BIG”</text:span><text:span text:style-name="T4"><text:line-break/></text:span><text:span text:style-name="T6">...</text:span></text:p>
          </draw:text-box>
        </draw:frame>
        <draw:custom-shape draw:style-name="gr33" draw:text-style-name="P21" xml:id="id82" draw:id="id82" draw:layer="layout" svg:width="5.609cm" svg:height="9cm" svg:x="10.05cm" svg:y="0.6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0.437cm" svg:y="1.413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ustom-shape draw:style-name="gr51" draw:text-style-name="P22" draw:layer="layout" svg:width="5.609cm" svg:height="0.916cm" svg:x="10.441cm" svg:y="2.3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5.609cm" svg:height="5.85cm" svg:x="10.444cm" svg:y="3.4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83" draw:id="id83" draw:layer="layout" svg:width="5.609cm" svg:height="4.743cm" svg:x="10.835cm" svg:y="4.2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4.9cm" svg:height="1.65cm" svg:x="11.193cm" svg:y="4.94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8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custom-shape draw:style-name="gr33" draw:text-style-name="P23" draw:layer="layout" svg:width="4.9cm" svg:height="1.65cm" svg:x="11.193cm" svg:y="6.89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2" draw:layer="layout" svg:width="4.1cm" svg:height="0.911cm" svg:x="11.449cm" svg:y="7.593cm">
          <draw:text-box>
            <text:p><text:span text:style-name="T4">ref = rum:mugName</text:span><text:span text:style-name="T4"><text:line-break/></text:span><text:span text:style-name="T4">source = $user/givenName</text:span></text:p>
          </draw:text-box>
        </draw:frame>
        <draw:custom-shape draw:style-name="gr33" draw:text-style-name="P23" draw:layer="layout" svg:width="4.9cm" svg:height="1.65cm" svg:x="11.193cm" svg:y="4.943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8" draw:layer="layout" svg:width="2.995cm" svg:height="0.911cm" svg:x="11.449cm" svg:y="5.643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path draw:style-name="gr56" draw:text-style-name="P1" draw:layer="layout" svg:width="5.949cm" svg:height="4.05cm" svg:x="5.55cm" svg:y="4.149cm" svg:viewBox="0 0 5950 4051" svg:d="M0 0c2090-49 2626 3705 5950 4051">
          <text:p/>
        </draw:path>
        <draw:path draw:style-name="gr56" draw:text-style-name="P1" draw:layer="layout" svg:width="3.11cm" svg:height="6.799cm" svg:x="13.55cm" svg:y="8.15cm" svg:viewBox="0 0 3111 6800" svg:d="M1900 0c1950-53 1701 6371-1900 6800">
          <text:p/>
        </draw:path>
        <draw:path draw:style-name="gr56" draw:text-style-name="P1" draw:layer="layout" svg:width="2.915cm" svg:height="9.009cm" svg:x="14.35cm" svg:y="6.3cm" svg:viewBox="0 0 2916 9010" svg:d="M300 0c3306 103 3769 9361-300 9000">
          <text:p/>
        </draw:path>
      </draw:page>
      <draw:page draw:name="page12" draw:style-name="dp1" draw:master-page-name="Default">
        <draw:custom-shape draw:style-name="gr33" draw:text-style-name="P21" xml:id="id89" draw:id="id89" draw:layer="layout" svg:width="6.15cm" svg:height="16.65cm" svg:x="10.05cm" svg:y="-0.2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6.305cm" svg:height="14.4cm" svg:x="10.445cm" svg:y="1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.609cm" svg:height="7.459cm" svg:x="1.65cm" svg:y="5.691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8" draw:layer="layout" svg:width="3.563cm" svg:height="1.547cm" svg:x="1.897cm" svg:y="6.407cm">
          <draw:text-box>
            <text:p><text:span text:style-name="T4">name = “jack”</text:span><text:span text:style-name="T5"><text:line-break/></text:span><text:span text:style-name="T4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20" xml:id="id88" draw:id="id88" draw:layer="layout" svg:width="5.609cm" svg:height="0.916cm" svg:x="2.091cm" svg:y="7.94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0.437cm" svg:y="0.8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15" draw:text-style-name="P1" draw:layer="layout" draw:type="curve" svg:x1="7.7cm" svg:y1="8.399cm" svg:x2="10.05cm" svg:y2="8.125cm" draw:start-shape="id88" draw:start-glue-point="1" draw:end-shape="id89" draw:end-glue-point="3" svg:d="M7700 8399c1762 0 588-274 2350-274" svg:viewBox="0 0 2351 275">
          <text:p/>
        </draw:connector>
        <draw:custom-shape draw:style-name="gr33" draw:text-style-name="P23" xml:id="id90" draw:id="id90" draw:layer="layout" svg:width="6.408cm" svg:height="13.2cm" svg:x="10.842cm" svg:y="2.85cm">
          <draw:glue-point draw:id="4" svg:x="5.003cm" svg:y="-3.75cm"/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8" draw:layer="layout" svg:width="5.609cm" svg:height="0.643cm" svg:x="2.093cm" svg:y="12.1cm">
          <text:p text:style-name="P2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xml:id="id92" draw:id="id92" draw:layer="layout" svg:width="5.609cm" svg:height="4.2cm" svg:x="20.15cm" svg:y="8.7cm">
          <text:p text:style-name="P2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8" draw:layer="layout" svg:width="2.962cm" svg:height="0.581cm" svg:x="20.4cm" svg:y="9.65cm">
          <draw:text-box>
            <text:p><text:span text:style-name="T4">name = “sparrow”</text:span></text:p>
          </draw:text-box>
        </draw:frame>
        <draw:path draw:style-name="gr21" draw:text-style-name="P1" draw:layer="layout" svg:width="15.099cm" svg:height="4.715cm" svg:x="7.7cm" svg:y="12.45cm" svg:viewBox="0 0 15100 4716" svg:d="M0 0c999 27 750 3100 2400 4200s12700 700 12700-3750">
          <text:p/>
        </draw:path>
        <draw:frame draw:style-name="gr54" draw:text-style-name="P8" draw:layer="layout" svg:width="2.995cm" svg:height="0.911cm" svg:x="11.456cm" svg:y="5.75cm">
          <draw:text-box>
            <text:p><text:span text:style-name="T4">ref = rum:mugSize</text:span><text:span text:style-name="T5"><text:line-break/></text:span><text:span text:style-name="T4">value = “BIG”</text:span></text:p>
          </draw:text-box>
        </draw:frame>
        <draw:custom-shape draw:style-name="gr33" draw:text-style-name="P23" draw:layer="layout" svg:width="5.7cm" svg:height="6.55cm" svg:x="11.2cm" svg:y="9.05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2" draw:layer="layout" svg:width="3.194cm" svg:height="0.581cm" svg:x="11.456cm" svg:y="9.75cm">
          <draw:text-box>
            <text:p><text:span text:style-name="T4">ref = rum:mugName</text:span></text:p>
          </draw:text-box>
        </draw:frame>
        <draw:custom-shape draw:style-name="gr33" draw:text-style-name="P23" draw:layer="layout" svg:width="5.598cm" svg:height="5.15cm" svg:x="11.251cm" svg:y="3.65cm">
          <text:p text:style-name="P2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8" draw:layer="layout" svg:width="2.995cm" svg:height="0.581cm" svg:x="11.456cm" svg:y="4.313cm">
          <draw:text-box>
            <text:p><text:span text:style-name="T4">ref = rum:mugSize</text:span></text:p>
          </draw:text-box>
        </draw:frame>
        <draw:custom-shape draw:style-name="gr44" draw:text-style-name="P28" draw:layer="layout" svg:width="4.858cm" svg:height="2.3cm" svg:x="20.692cm" svg:y="10.25cm">
          <text:p text:style-name="P2"><text:span text:style-name="T1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8" draw:layer="layout" svg:width="3.114cm" svg:height="1.865cm" svg:x="20.75cm" svg:y="10.743cm">
          <draw:text-box>
            <text:p><text:span text:style-name="T6">name = “sparrow”</text:span><text:span text:style-name="T6"><text:line-break/></text:span><text:span text:style-name="T6">…</text:span><text:span text:style-name="T6"><text:line-break/></text:span><text:span text:style-name="T4">mugSize = “BIG”</text:span><text:span text:style-name="T4"><text:line-break/></text:span><text:span text:style-name="T4">mugName = “Jack”</text:span><text:span text:style-name="T4"><text:line-break/></text:span><text:span text:style-name="T6">...</text:span></text:p>
          </draw:text-box>
        </draw:frame>
        <draw:custom-shape draw:style-name="gr59" draw:text-style-name="P33" draw:layer="layout" svg:width="4.9cm" svg:height="3.3cm" svg:x="11.6cm" svg:y="5.05cm">
          <text:p text:style-name="P2"><text:span text:style-name="T12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2.8cm" svg:height="1.05cm" svg:x="12.6cm" svg:y="5.8cm">
          <text:p text:style-name="P2"><text:span text:style-name="T16">value</text:span><text:span text:style-name="T1"><text:line-break/></text:span><text:span text:style-name="T5">“BIG”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custom-shape draw:style-name="gr61" draw:text-style-name="P34" draw:layer="layout" svg:width="4.5cm" svg:height="1cm" svg:x="14.3cm" svg:y="7cm">
          <text:p text:style-name="P2"><text:span text:style-name="T16">target</text:span><text:span text:style-name="T1"><text:line-break/></text:span><text:span text:style-name="T5">$account/attributes/mugSize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path draw:style-name="gr56" draw:text-style-name="P1" draw:layer="layout" svg:width="2.649cm" svg:height="4.099cm" svg:x="18.15cm" svg:y="7.549cm" svg:viewBox="0 0 2650 4100" svg:d="M0 0c1050-50 1250 4101 2650 4100">
          <text:p/>
        </draw:path>
        <draw:path draw:style-name="gr56" draw:text-style-name="P1" draw:layer="layout" svg:width="1.254cm" svg:height="0.949cm" svg:x="13.245cm" svg:y="6.55cm" svg:viewBox="0 0 1255 950" svg:d="M5 0c-1 650-150 951 1250 950">
          <text:p/>
        </draw:path>
        <draw:custom-shape draw:style-name="gr59" draw:text-style-name="P33" draw:layer="layout" svg:width="4.9cm" svg:height="4.75cm" svg:x="11.6cm" svg:y="10.4cm">
          <text:p text:style-name="P2"><text:span text:style-name="T12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4" draw:layer="layout" svg:width="2.8cm" svg:height="0.75cm" svg:x="12.6cm" svg:y="12.65cm">
          <text:p text:style-name="P2"><text:span text:style-name="T16">asIs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custom-shape draw:style-name="gr61" draw:text-style-name="P34" draw:layer="layout" svg:width="4.5cm" svg:height="1cm" svg:x="14.3cm" svg:y="13.7cm">
          <text:p text:style-name="P2"><text:span text:style-name="T16">target</text:span><text:span text:style-name="T1"><text:line-break/></text:span><text:span text:style-name="T5">$account/attributes/mugName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path draw:style-name="gr56" draw:text-style-name="P1" draw:layer="layout" svg:width="1.345cm" svg:height="0.749cm" svg:x="13.704cm" svg:y="13.25cm" svg:viewBox="0 0 1346 750" svg:d="M0 0c1 650-54 750 1346 750">
          <text:p/>
        </draw:path>
        <draw:custom-shape draw:style-name="gr60" draw:text-style-name="P34" draw:layer="layout" svg:width="3.7cm" svg:height="1.05cm" svg:x="9.95cm" svg:y="11.3cm">
          <text:p text:style-name="P2"><text:span text:style-name="T16">source</text:span><text:span text:style-name="T1"><text:line-break/></text:span><text:span text:style-name="T5">$user/givenName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path draw:style-name="gr56" draw:text-style-name="P1" draw:layer="layout" svg:width="1.345cm" svg:height="0.749cm" svg:x="11.849cm" svg:y="12.25cm" svg:viewBox="0 0 1346 750" svg:d="M0 0c1 650-54 750 1346 750">
          <text:p/>
        </draw:path>
        <draw:path draw:style-name="gr56" draw:text-style-name="P1" draw:layer="layout" svg:width="2.699cm" svg:height="2.149cm" svg:x="18.15cm" svg:y="12.05cm" svg:viewBox="0 0 2700 2150" svg:d="M0 2150c1950-50 1000-2150 2700-2150">
          <text:p/>
        </draw:path>
        <draw:path draw:style-name="gr56" draw:text-style-name="P1" draw:layer="layout" svg:width="5.299cm" svg:height="4.556cm" svg:x="5.05cm" svg:y="6.999cm" svg:viewBox="0 0 5300 4557" svg:d="M0 0c1950-50 1100 4751 5300 4551">
          <text:p/>
        </draw:path>
        <draw:custom-shape draw:style-name="gr16" draw:text-style-name="P10" xml:id="id91" draw:id="id91" draw:layer="layout" svg:width="6.359cm" svg:height="2.1cm" svg:x="19.9cm" svg:y="3.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8" draw:layer="layout" svg:width="4.604cm" svg:height="0.899cm" svg:x="20.287cm" svg:y="4.8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25cm" svg:y1="4.5cm" svg:x2="19.9cm" svg:y2="4.95cm" draw:start-shape="id90" draw:start-glue-point="4" draw:end-shape="id91" draw:end-glue-point="3" svg:d="M17250 4500c1987 0 663 450 2650 450" svg:viewBox="0 0 2651 451">
          <text:p/>
        </draw:connector>
        <draw:connector draw:style-name="gr30" draw:text-style-name="P1" draw:layer="layout" draw:type="curve" svg:x1="22.954cm" svg:y1="8.7cm" svg:x2="23.079cm" svg:y2="6cm" draw:start-shape="id92" draw:start-glue-point="0" draw:end-shape="id91" svg:d="M22954 8700c0-2023 125-674 125-2700" svg:viewBox="0 0 126 2701">
          <text:p/>
        </draw:connector>
        <draw:frame draw:style-name="gr62" draw:text-style-name="P35" draw:layer="layout" svg:width="1.031cm" svg:height="0.649cm" svg:x="20.773cm" svg:y="14.505cm">
          <draw:text-box>
            <text:p><text:span text:style-name="T8">link</text:span></text:p>
          </draw:text-box>
        </draw:frame>
      </draw:page>
      <draw:page draw:name="page13" draw:style-name="dp1" draw:master-page-name="Default">
        <draw:custom-shape draw:style-name="gr12" draw:text-style-name="P3" draw:layer="layout" svg:width="3.94cm" svg:height="3.516cm" svg:x="1.55cm" svg:y="12.3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8" draw:layer="layout" svg:width="3.985cm" svg:height="1.539cm" svg:x="1.723cm" svg:y="13.066cm">
          <draw:text-box>
            <text:p><text:span text:style-name="T4">name = “jack”</text:span><text:span text:style-name="T5"><text:line-break/></text:span><text:span text:style-name="T6">givenName = “Jack”</text:span></text:p>
            <text:p><text:span text:style-name="T6">familyName = “Sparrow”</text:span><text:span text:style-name="T5"><text:line-break/></text:span><text:span text:style-name="T5">...</text:span></text:p>
          </draw:text-box>
        </draw:frame>
        <draw:custom-shape draw:style-name="gr12" draw:text-style-name="P20" xml:id="id108" draw:id="id108" draw:layer="layout" svg:width="3.94cm" svg:height="0.916cm" svg:x="1.86cm" svg:y="14.6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94" draw:id="id94" draw:layer="layout" svg:width="4.112cm" svg:height="5.216cm" svg:x="16.399cm" svg:y="1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6.786cm" svg:y="2.1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4.949cm" svg:y1="6.326cm" svg:x2="16.399cm" svg:y2="3.858cm" draw:start-shape="id93" draw:start-glue-point="1" draw:end-shape="id94" draw:end-glue-point="3" svg:d="M14949 6326c1089 0 364-2468 1450-2468" svg:viewBox="0 0 1451 2469">
          <text:p/>
        </draw:connector>
        <draw:custom-shape draw:style-name="gr16" draw:text-style-name="P10" xml:id="id96" draw:id="id96" draw:layer="layout" svg:width="5.877cm" svg:height="1.957cm" svg:x="22.521cm" svg:y="2.27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8" draw:layer="layout" svg:width="5.758cm" svg:height="0.899cm" svg:x="22.649cm" svg:y="3.117cm">
          <draw:text-box>
            <text:p><text:span text:style-name="T4">name = “Maritime Information System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21.3cm" svg:y1="4.075cm" svg:x2="22.521cm" svg:y2="3.256cm" draw:start-shape="id95" draw:start-glue-point="1" draw:end-shape="id96" draw:end-glue-point="3" svg:d="M21300 4075c916 0 306-819 1221-819" svg:viewBox="0 0 1222 820">
          <text:p/>
        </draw:connector>
        <draw:custom-shape draw:style-name="gr16" draw:text-style-name="P10" xml:id="id98" draw:id="id98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8" draw:layer="layout" svg:width="4.857cm" svg:height="0.899cm" svg:x="22.843cm" svg:y="7.218cm">
          <draw:text-box>
            <text:p><text:span text:style-name="T4">name = “Rum Supply System”</text:span><text:span text:style-name="T5"><text:line-break/></text:span><text:span text:style-name="T5">...</text:span></text:p>
          </draw:text-box>
        </draw:frame>
        <draw:custom-shape draw:style-name="gr16" draw:text-style-name="P10" xml:id="id103" draw:id="id103" draw:layer="layout" svg:width="5.877cm" svg:height="1.957cm" svg:x="22.522cm" svg:y="9.92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8" draw:layer="layout" svg:width="5.732cm" svg:height="0.899cm" svg:x="22.843cm" svg:y="10.76cm">
          <draw:text-box>
            <text:p><text:span text:style-name="T4">name = “Shipwreck Cov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21.3cm" svg:y1="5.725cm" svg:x2="22.53cm" svg:y2="6.985cm" draw:start-shape="id97" draw:end-shape="id98" draw:end-glue-point="5" svg:d="M21300 5725c916 0 302 1260 1230 1260" svg:viewBox="0 0 1231 1261">
          <text:p/>
        </draw:connector>
        <draw:custom-shape draw:style-name="gr33" draw:text-style-name="P21" xml:id="id100" draw:id="id100" draw:layer="layout" svg:width="4.112cm" svg:height="5.3cm" svg:x="16.4cm" svg:y="7.1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2.644cm" svg:height="0.899cm" svg:x="16.787cm" svg:y="8.0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4.949cm" svg:y1="7.542cm" svg:x2="16.4cm" svg:y2="9.8cm" draw:start-shape="id99" draw:start-glue-point="1" draw:end-shape="id100" svg:d="M14949 7542c1089 0 364 2258 1451 2258" svg:viewBox="0 0 1452 2259">
          <text:p/>
        </draw:connector>
        <draw:connector draw:style-name="gr30" draw:text-style-name="P1" draw:layer="layout" draw:type="curve" svg:x1="21.3cm" svg:y1="9.975cm" svg:x2="22.522cm" svg:y2="7.729cm" draw:start-shape="id101" draw:start-glue-point="1" draw:end-shape="id98" draw:end-glue-point="4" svg:d="M21300 9975c916 0 306-2246 1222-2246" svg:viewBox="0 0 1223 2247">
          <text:p/>
        </draw:connector>
        <draw:connector draw:style-name="gr30" draw:text-style-name="P1" draw:layer="layout" draw:type="curve" svg:x1="21.3cm" svg:y1="11.625cm" svg:x2="22.522cm" svg:y2="10.899cm" draw:start-shape="id102" draw:start-glue-point="1" draw:end-shape="id103" svg:d="M21300 11625c916 0 306-726 1222-726" svg:viewBox="0 0 1223 727">
          <text:p/>
        </draw:connector>
        <draw:custom-shape draw:style-name="gr33" draw:text-style-name="P21" xml:id="id105" draw:id="id105" draw:layer="layout" svg:width="4.112cm" svg:height="4.716cm" svg:x="10.55cm" svg:y="4.03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8" draw:layer="layout" svg:width="3.762cm" svg:height="0.899cm" svg:x="10.937cm" svg:y="4.93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3" draw:text-style-name="P23" xml:id="id93" draw:id="id93" draw:layer="layout" svg:width="4.112cm" svg:height="0.916cm" svg:x="10.837cm" svg:y="5.86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99" draw:id="id99" draw:layer="layout" svg:width="4.112cm" svg:height="0.916cm" svg:x="10.837cm" svg:y="7.0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9.449cm" svg:y1="9.192cm" svg:x2="10.55cm" svg:y2="6.392cm" draw:start-shape="id104" draw:start-glue-point="1" draw:end-shape="id105" svg:d="M9449 9192c826 0 276-2800 1101-2800" svg:viewBox="0 0 1102 2801">
          <text:p/>
        </draw:connector>
        <draw:custom-shape draw:style-name="gr33" draw:text-style-name="P21" xml:id="id109" draw:id="id109" draw:layer="layout" svg:width="4.112cm" svg:height="4.716cm" svg:x="5.05cm" svg:y="6.9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355cm" svg:height="0.899cm" svg:x="5.437cm" svg:y="7.8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3" draw:text-style-name="P23" xml:id="id104" draw:id="id104" draw:layer="layout" svg:width="4.112cm" svg:height="0.916cm" svg:x="5.337cm" svg:y="8.7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07" draw:id="id107" draw:layer="layout" svg:width="5.877cm" svg:height="1.957cm" svg:x="22.523cm" svg:y="13.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8" draw:layer="layout" svg:width="5.732cm" svg:height="0.899cm" svg:x="22.844cm" svg:y="13.939cm">
          <draw:text-box>
            <text:p><text:span text:style-name="T4">name = “Treasure GIS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draw:line-skew="-0.787cm" svg:x1="9.85cm" svg:y1="10.825cm" svg:x2="22.523cm" svg:y2="14.078cm" draw:start-shape="id106" draw:start-glue-point="1" draw:end-shape="id107" draw:end-glue-point="3" svg:d="M9850 10825c8325 0 1989 3253 12673 3253" svg:viewBox="0 0 12674 3254">
          <text:p/>
        </draw:connector>
        <draw:connector draw:style-name="gr30" draw:text-style-name="P1" draw:layer="layout" draw:type="curve" svg:x1="5.8cm" svg:y1="15.058cm" svg:x2="7.106cm" svg:y2="11.616cm" draw:start-shape="id108" draw:start-glue-point="1" draw:end-shape="id109" svg:d="M5800 15058c871 0 1306-1147 1306-3442" svg:viewBox="0 0 1307 3443">
          <text:p/>
        </draw:connector>
        <draw:custom-shape draw:style-name="gr12" draw:text-style-name="P3" draw:layer="layout" svg:width="3.94cm" svg:height="3.516cm" svg:x="1.55cm" svg:y="1.8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3.881cm" svg:height="1.539cm" svg:x="1.723cm" svg:y="2.566cm">
          <draw:text-box>
            <text:p><text:span text:style-name="T4">name = “morgan”</text:span><text:span text:style-name="T5"><text:line-break/></text:span><text:span text:style-name="T6">givenName = “Henry”</text:span></text:p>
            <text:p><text:span text:style-name="T6">familyName = “Morgan”</text:span><text:span text:style-name="T5"><text:line-break/></text:span><text:span text:style-name="T5">...</text:span></text:p>
          </draw:text-box>
        </draw:frame>
        <draw:custom-shape draw:style-name="gr12" draw:text-style-name="P20" xml:id="id110" draw:id="id110" draw:layer="layout" svg:width="3.94cm" svg:height="0.916cm" svg:x="1.86cm" svg:y="4.1cm">
          <text:p text:style-name="P2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cm" svg:y1="4.558cm" svg:x2="10.55cm" svg:y2="5.151cm" draw:start-shape="id110" draw:start-glue-point="1" draw:end-shape="id105" draw:end-glue-point="4" svg:d="M5800 4558c3564 0 1189 593 4750 593" svg:viewBox="0 0 4751 594">
          <text:p/>
        </draw:connector>
        <draw:custom-shape draw:style-name="gr33" draw:text-style-name="P23" draw:layer="layout" svg:width="4.1cm" svg:height="1.45cm" svg:x="5.35cm" svg:y="9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06" draw:id="id106" draw:layer="layout" svg:width="4cm" svg:height="0.55cm" svg:x="5.85cm" svg:y="10.5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4.1cm" svg:height="1.45cm" svg:x="16.8cm" svg:y="3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95" draw:id="id95" draw:layer="layout" svg:width="4cm" svg:height="0.55cm" svg:x="17.3cm" svg:y="3.8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4.1cm" svg:height="1.45cm" svg:x="16.8cm" svg:y="4.7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97" draw:id="id97" draw:layer="layout" svg:width="4cm" svg:height="0.55cm" svg:x="17.3cm" svg:y="5.4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4.1cm" svg:height="1.45cm" svg:x="16.8cm" svg:y="9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01" draw:id="id101" draw:layer="layout" svg:width="4cm" svg:height="0.55cm" svg:x="17.3cm" svg:y="9.7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4.1cm" svg:height="1.45cm" svg:x="16.8cm" svg:y="10.6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02" draw:id="id102" draw:layer="layout" svg:width="4cm" svg:height="0.55cm" svg:x="17.3cm" svg:y="11.35cm">
          <text:p text:style-name="P2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12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8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71" draw:text-style-name="P36" xml:id="id117" draw:id="id117" draw:layer="layout" svg:width="3.94cm" svg:height="0.916cm" svg:x="1.911cm" svg:y="5.2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112" draw:id="id112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cm" svg:y1="4.476cm" svg:x2="18.999cm" svg:y2="3.958cm" draw:start-shape="id111" draw:start-glue-point="1" draw:end-shape="id112" draw:end-glue-point="3" svg:d="M17650 4476c1012 0 338-518 1349-518" svg:viewBox="0 0 1350 519">
          <text:p/>
        </draw:connector>
        <draw:custom-shape draw:style-name="gr33" draw:text-style-name="P21" xml:id="id114" draw:id="id114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cm" svg:y1="5.692cm" svg:x2="19cm" svg:y2="9.1cm" draw:start-shape="id113" draw:start-glue-point="1" draw:end-shape="id114" svg:d="M17650 5692c1014 0 339 3408 1350 3408" svg:viewBox="0 0 1351 3409">
          <text:p/>
        </draw:connector>
        <draw:custom-shape draw:style-name="gr33" draw:text-style-name="P21" xml:id="id116" draw:id="id116" draw:layer="layout" svg:width="4.112cm" svg:height="4.7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8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3" draw:text-style-name="P23" xml:id="id111" draw:id="id111" draw:layer="layout" svg:width="4.112cm" svg:height="0.916cm" svg:x="13.538cm" svg:y="4.01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113" draw:id="id113" draw:layer="layout" svg:width="4.112cm" svg:height="0.916cm" svg:x="13.538cm" svg:y="5.2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1.65cm" svg:y1="5.142cm" svg:x2="13.251cm" svg:y2="4.542cm" draw:start-shape="id115" draw:start-glue-point="1" draw:end-shape="id116" svg:d="M11650 5142c1201 0 401-600 1601-600" svg:viewBox="0 0 1602 601">
          <text:p/>
        </draw:connector>
        <draw:custom-shape draw:style-name="gr33" draw:text-style-name="P21" xml:id="id118" draw:id="id118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3" draw:text-style-name="P23" xml:id="id115" draw:id="id115" draw:layer="layout" svg:width="4.112cm" svg:height="0.916cm" svg:x="7.538cm" svg:y="4.6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51cm" svg:y1="5.658cm" svg:x2="7.251cm" svg:y2="5.25cm" draw:start-shape="id117" draw:start-glue-point="1" draw:end-shape="id118" svg:d="M5851 5658c1051 0 352-408 1400-408" svg:viewBox="0 0 1401 409">
          <text:p/>
        </draw:connector>
        <draw:custom-shape draw:style-name="gr33" draw:text-style-name="P22" draw:layer="layout" svg:width="4.1cm" svg:height="1.45cm" svg:x="19.4cm" svg:y="3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3.9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9.4cm" svg:y="4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5.5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9.4cm" svg:y="9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9.8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35" draw:text-style-name="P23" draw:layer="layout" svg:width="4cm" svg:height="0.55cm" svg:x="2.444cm" svg:y="8.6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7.551cm" svg:y="5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8.051cm" svg:y="6.5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2.446cm" svg:y="9.45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2.448cm" svg:y="10.2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2.45cm" svg:y="11.05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5cm" svg:height="1.3cm" draw:transform="rotate (0.261799387799149) translate (3.75cm 12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5.071cm" svg:y="12.1cm">
          <draw:text-box>
            <text:p><text:span text:style-name="T15">imply</text:span></text:p>
          </draw:text-box>
        </draw:frame>
        <draw:custom-shape draw:style-name="gr72" draw:text-style-name="P37" draw:layer="layout" svg:width="5cm" svg:height="0.65cm" svg:x="3.1cm" svg:y="13.45cm">
          <text:p text:style-name="P2"><text:span text:style-name="T12">Account jack on resource D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1cm" svg:y="14.3cm">
          <text:p text:style-name="P2"><text:span text:style-name="T12">Account jack on resource A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2cm" svg:y="15.15cm">
          <text:p text:style-name="P2"><text:span text:style-name="T12">Account jack on resource B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2cm" svg:y="16cm">
          <text:p text:style-name="P2"><text:span text:style-name="T12">Account jack on resource C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2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8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71" draw:text-style-name="P36" xml:id="id125" draw:id="id125" draw:layer="layout" svg:width="3.94cm" svg:height="0.916cm" svg:x="1.911cm" svg:y="5.2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120" draw:id="id120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cm" svg:y1="4.476cm" svg:x2="18.999cm" svg:y2="3.958cm" draw:start-shape="id119" draw:start-glue-point="1" draw:end-shape="id120" draw:end-glue-point="3" svg:d="M17650 4476c1012 0 338-518 1349-518" svg:viewBox="0 0 1350 519">
          <text:p/>
        </draw:connector>
        <draw:custom-shape draw:style-name="gr33" draw:text-style-name="P21" xml:id="id122" draw:id="id122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cm" svg:y1="5.692cm" svg:x2="19cm" svg:y2="9.1cm" draw:start-shape="id121" draw:start-glue-point="1" draw:end-shape="id122" svg:d="M17650 5692c1014 0 339 3408 1350 3408" svg:viewBox="0 0 1351 3409">
          <text:p/>
        </draw:connector>
        <draw:custom-shape draw:style-name="gr33" draw:text-style-name="P21" xml:id="id124" draw:id="id124" draw:layer="layout" svg:width="4.112cm" svg:height="5.5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8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3" draw:text-style-name="P23" xml:id="id119" draw:id="id119" draw:layer="layout" svg:width="4.112cm" svg:height="0.916cm" svg:x="13.538cm" svg:y="4.01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121" draw:id="id121" draw:layer="layout" svg:width="4.112cm" svg:height="0.916cm" svg:x="13.538cm" svg:y="5.2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1.65cm" svg:y1="5.142cm" svg:x2="13.251cm" svg:y2="4.942cm" draw:start-shape="id123" draw:start-glue-point="1" draw:end-shape="id124" svg:d="M11650 5142c1201 0 401-200 1601-200" svg:viewBox="0 0 1602 201">
          <text:p/>
        </draw:connector>
        <draw:custom-shape draw:style-name="gr33" draw:text-style-name="P21" xml:id="id126" draw:id="id126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3" draw:text-style-name="P23" xml:id="id123" draw:id="id123" draw:layer="layout" svg:width="4.112cm" svg:height="0.916cm" svg:x="7.538cm" svg:y="4.6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51cm" svg:y1="5.658cm" svg:x2="7.251cm" svg:y2="5.25cm" draw:start-shape="id125" draw:start-glue-point="1" draw:end-shape="id126" svg:d="M5851 5658c1051 0 352-408 1400-408" svg:viewBox="0 0 1401 409">
          <text:p/>
        </draw:connector>
        <draw:custom-shape draw:style-name="gr33" draw:text-style-name="P22" draw:layer="layout" svg:width="4.1cm" svg:height="1.45cm" svg:x="19.4cm" svg:y="3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3.9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9.4cm" svg:y="4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5.5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9.4cm" svg:y="9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9.8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73" draw:text-style-name="P23" draw:layer="layout" svg:width="4cm" svg:height="0.55cm" svg:x="2.444cm" svg:y="8.6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7.551cm" svg:y="5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8.051cm" svg:y="6.5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46cm" svg:y="9.45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48cm" svg:y="10.2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5cm" svg:y="11.05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8" xml:id="id127" draw:id="id127" draw:layer="layout" svg:width="4.112cm" svg:height="0.916cm" svg:x="13.54cm" svg:y="6.35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128" draw:id="id128" draw:layer="layout" svg:width="4.112cm" svg:height="3.816cm" svg:x="17.473cm" svg:y="11.672cm">
          <draw:glue-point draw:id="4" svg:x="-5cm" svg:y="-2.633cm"/>
          <draw:glue-point draw:id="5" svg:x="-3.054cm" svg:y="-5.002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4.112cm" svg:height="1.466cm" svg:x="17.76cm" svg:y="13.522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8.27cm" svg:y="14.238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8" draw:layer="layout" svg:width="3.956cm" svg:height="0.899cm" svg:x="17.858cm" svg:y="12.543cm">
          <draw:text-box>
            <text:p><text:span text:style-name="T4">name = “Group Metarol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2cm" svg:y1="6.808cm" svg:x2="18.274cm" svg:y2="11.672cm" draw:start-shape="id127" draw:start-glue-point="1" draw:end-shape="id128" draw:end-glue-point="5" svg:d="M17652 6808c415 0 622 1621 622 4864" svg:viewBox="0 0 623 4865">
          <text:p/>
        </draw:connector>
        <draw:custom-shape draw:style-name="gr49" draw:text-style-name="P30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0" draw:layer="layout" svg:width="0.95cm" svg:height="1.3cm" draw:transform="rotate (0.261799387799149) translate (3.751cm 12.057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5.072cm" svg:y="12.061cm">
          <draw:text-box>
            <text:p><text:span text:style-name="T15">imply</text:span></text:p>
          </draw:text-box>
        </draw:frame>
        <draw:custom-shape draw:style-name="gr72" draw:text-style-name="P37" draw:layer="layout" svg:width="5cm" svg:height="0.65cm" svg:x="3.101cm" svg:y="13.411cm">
          <text:p text:style-name="P2"><text:span text:style-name="T12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2cm" svg:y="14.261cm">
          <text:p text:style-name="P2"><text:span text:style-name="T12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3cm" svg:y="15.111cm">
          <text:p text:style-name="P2"><text:span text:style-name="T12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3cm" svg:y="15.961cm">
          <text:p text:style-name="P2"><text:span text:style-name="T12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3" draw:text-style-name="P23" draw:layer="layout" svg:width="4cm" svg:height="0.55cm" svg:x="13.1cm" svg:y="10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6.2cm" svg:height="0.65cm" svg:x="10.45cm" svg:y="12.6cm">
          <text:p text:style-name="P2"><text:span text:style-name="T12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6" draw:style-name="dp1" draw:master-page-name="Default">
        <draw:custom-shape draw:style-name="gr12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8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71" draw:text-style-name="P36" xml:id="id135" draw:id="id135" draw:layer="layout" svg:width="3.94cm" svg:height="0.916cm" svg:x="1.911cm" svg:y="5.2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130" draw:id="id130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cm" svg:y1="4.476cm" svg:x2="18.999cm" svg:y2="3.958cm" draw:start-shape="id129" draw:start-glue-point="1" draw:end-shape="id130" draw:end-glue-point="3" svg:d="M17650 4476c1012 0 338-518 1349-518" svg:viewBox="0 0 1350 519">
          <text:p/>
        </draw:connector>
        <draw:custom-shape draw:style-name="gr33" draw:text-style-name="P21" xml:id="id132" draw:id="id132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cm" svg:y1="5.692cm" svg:x2="19cm" svg:y2="9.1cm" draw:start-shape="id131" draw:start-glue-point="1" draw:end-shape="id132" svg:d="M17650 5692c1014 0 339 3408 1350 3408" svg:viewBox="0 0 1351 3409">
          <text:p/>
        </draw:connector>
        <draw:custom-shape draw:style-name="gr33" draw:text-style-name="P21" xml:id="id134" draw:id="id134" draw:layer="layout" svg:width="4.112cm" svg:height="5.5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8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3" draw:text-style-name="P23" xml:id="id129" draw:id="id129" draw:layer="layout" svg:width="4.112cm" svg:height="0.916cm" svg:x="13.538cm" svg:y="4.01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131" draw:id="id131" draw:layer="layout" svg:width="4.112cm" svg:height="0.916cm" svg:x="13.538cm" svg:y="5.2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1.65cm" svg:y1="5.142cm" svg:x2="13.251cm" svg:y2="4.942cm" draw:start-shape="id133" draw:start-glue-point="1" draw:end-shape="id134" svg:d="M11650 5142c1201 0 401-200 1601-200" svg:viewBox="0 0 1602 201">
          <text:p/>
        </draw:connector>
        <draw:custom-shape draw:style-name="gr33" draw:text-style-name="P21" xml:id="id136" draw:id="id136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3" draw:text-style-name="P23" xml:id="id133" draw:id="id133" draw:layer="layout" svg:width="4.112cm" svg:height="0.916cm" svg:x="7.538cm" svg:y="4.6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51cm" svg:y1="5.658cm" svg:x2="7.251cm" svg:y2="5.25cm" draw:start-shape="id135" draw:start-glue-point="1" draw:end-shape="id136" svg:d="M5851 5658c1051 0 352-408 1400-408" svg:viewBox="0 0 1401 409">
          <text:p/>
        </draw:connector>
        <draw:custom-shape draw:style-name="gr33" draw:text-style-name="P22" draw:layer="layout" svg:width="4.1cm" svg:height="1.45cm" svg:x="19.4cm" svg:y="3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3.9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9.4cm" svg:y="4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5.5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9.4cm" svg:y="9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9.8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73" draw:text-style-name="P23" draw:layer="layout" svg:width="4cm" svg:height="0.55cm" svg:x="2.444cm" svg:y="8.6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7.551cm" svg:y="5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8.051cm" svg:y="6.5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46cm" svg:y="9.45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48cm" svg:y="10.2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5cm" svg:y="11.05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8" xml:id="id137" draw:id="id137" draw:layer="layout" svg:width="4.112cm" svg:height="0.916cm" svg:x="13.54cm" svg:y="6.35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138" draw:id="id138" draw:layer="layout" svg:width="4.112cm" svg:height="5.878cm" svg:x="17.473cm" svg:y="11.672cm">
          <draw:glue-point draw:id="4" svg:x="-5cm" svg:y="-2.633cm"/>
          <draw:glue-point draw:id="5" svg:x="-3.054cm" svg:y="-5.002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4.112cm" svg:height="1.466cm" svg:x="17.76cm" svg:y="13.522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8.27cm" svg:y="14.238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8" draw:layer="layout" svg:width="3.956cm" svg:height="0.899cm" svg:x="17.858cm" svg:y="12.543cm">
          <draw:text-box>
            <text:p><text:span text:style-name="T4">name = “Group Metarol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2cm" svg:y1="6.808cm" svg:x2="18.274cm" svg:y2="11.672cm" draw:start-shape="id137" draw:start-glue-point="1" draw:end-shape="id138" draw:end-glue-point="5" svg:d="M17652 6808c415 0 622 1621 622 4864" svg:viewBox="0 0 623 4865">
          <text:p/>
        </draw:connector>
        <draw:custom-shape draw:style-name="gr49" draw:text-style-name="P30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0" draw:layer="layout" svg:width="0.95cm" svg:height="1.3cm" draw:transform="rotate (0.261799387799149) translate (3.751cm 12.94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5.072cm" svg:y="12.95cm">
          <draw:text-box>
            <text:p><text:span text:style-name="T15">imply</text:span></text:p>
          </draw:text-box>
        </draw:frame>
        <draw:custom-shape draw:style-name="gr72" draw:text-style-name="P37" draw:layer="layout" svg:width="5cm" svg:height="0.65cm" svg:x="3.101cm" svg:y="14.3cm">
          <text:p text:style-name="P2"><text:span text:style-name="T12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2cm" svg:y="15.15cm">
          <text:p text:style-name="P2"><text:span text:style-name="T12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3cm" svg:y="16cm">
          <text:p text:style-name="P2"><text:span text:style-name="T12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3cm" svg:y="16.85cm">
          <text:p text:style-name="P2"><text:span text:style-name="T12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3" draw:text-style-name="P23" draw:layer="layout" svg:width="4cm" svg:height="0.55cm" svg:x="13.1cm" svg:y="10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6.2cm" svg:height="0.65cm" svg:x="10.45cm" svg:y="12.6cm">
          <text:p text:style-name="P2"><text:span text:style-name="T12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3" draw:layer="layout" svg:width="4.112cm" svg:height="1.766cm" svg:x="17.762cm" svg:y="15.334cm">
          <text:p text:style-name="P2"><text:span text:style-name="T12">inducement</text:span></text:p>
          <text:p><text:span text:style-name="T6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8.252cm" svg:y="16.288cm">
          <text:p text:style-name="P2"><text:span text:style-name="T12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52cm" svg:y="11.85cm">
          <text:p text:style-name="P2"><text:span text:style-name="T12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5cm" svg:height="0.65cm" svg:x="3.104cm" svg:y="17.75cm">
          <text:p text:style-name="P2"><text:span text:style-name="T12">Account “jack” on resource X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2" draw:text-style-name="P3" draw:layer="layout" svg:width="3.94cm" svg:height="3.016cm" svg:x="1.601cm" svg:y="3.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8" draw:layer="layout" svg:width="3.985cm" svg:height="0.899cm" svg:x="1.774cm" svg:y="4.216cm">
          <draw:text-box>
            <text:p><text:span text:style-name="T4">name = “jack”</text:span><text:span text:style-name="T5"><text:line-break/></text:span><text:span text:style-name="T5">...</text:span></text:p>
          </draw:text-box>
        </draw:frame>
        <draw:custom-shape draw:style-name="gr71" draw:text-style-name="P36" xml:id="id145" draw:id="id145" draw:layer="layout" svg:width="3.94cm" svg:height="0.916cm" svg:x="1.911cm" svg:y="5.2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140" draw:id="id140" draw:layer="layout" svg:width="4.112cm" svg:height="5.216cm" svg:x="18.999cm" svg:y="1.3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2.894cm" svg:height="0.899cm" svg:x="19.386cm" svg:y="2.25cm">
          <draw:text-box>
            <text:p><text:span text:style-name="T4">name = “Captain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cm" svg:y1="4.476cm" svg:x2="18.999cm" svg:y2="3.958cm" draw:start-shape="id139" draw:start-glue-point="1" draw:end-shape="id140" draw:end-glue-point="3" svg:d="M17650 4476c1012 0 338-518 1349-518" svg:viewBox="0 0 1350 519">
          <text:p/>
        </draw:connector>
        <draw:custom-shape draw:style-name="gr33" draw:text-style-name="P21" xml:id="id142" draw:id="id142" draw:layer="layout" svg:width="4.112cm" svg:height="3.7cm" svg:x="19cm" svg:y="7.2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8" draw:layer="layout" svg:width="2.644cm" svg:height="0.899cm" svg:x="19.387cm" svg:y="8.15cm">
          <draw:text-box>
            <text:p><text:span text:style-name="T4">name = “Pirat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cm" svg:y1="5.692cm" svg:x2="19cm" svg:y2="9.1cm" draw:start-shape="id141" draw:start-glue-point="1" draw:end-shape="id142" svg:d="M17650 5692c1014 0 339 3408 1350 3408" svg:viewBox="0 0 1351 3409">
          <text:p/>
        </draw:connector>
        <draw:custom-shape draw:style-name="gr33" draw:text-style-name="P21" xml:id="id144" draw:id="id144" draw:layer="layout" svg:width="4.112cm" svg:height="5.516cm" svg:x="13.251cm" svg:y="2.184cm">
          <draw:glue-point draw:id="4" svg:x="-5cm" svg:y="-2.633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8" draw:layer="layout" svg:width="3.762cm" svg:height="0.899cm" svg:x="13.638cm" svg:y="3.084cm">
          <draw:text-box>
            <text:p><text:span text:style-name="T4">name = “Pirate Captain”</text:span><text:span text:style-name="T5"><text:line-break/></text:span><text:span text:style-name="T5">...</text:span></text:p>
          </draw:text-box>
        </draw:frame>
        <draw:custom-shape draw:style-name="gr33" draw:text-style-name="P23" xml:id="id139" draw:id="id139" draw:layer="layout" svg:width="4.112cm" svg:height="0.916cm" svg:x="13.538cm" svg:y="4.018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141" draw:id="id141" draw:layer="layout" svg:width="4.112cm" svg:height="0.916cm" svg:x="13.538cm" svg:y="5.23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11.65cm" svg:y1="5.142cm" svg:x2="13.251cm" svg:y2="4.942cm" draw:start-shape="id143" draw:start-glue-point="1" draw:end-shape="id144" svg:d="M11650 5142c1201 0 401-200 1601-200" svg:viewBox="0 0 1602 201">
          <text:p/>
        </draw:connector>
        <draw:custom-shape draw:style-name="gr33" draw:text-style-name="P21" xml:id="id146" draw:id="id146" draw:layer="layout" svg:width="4.112cm" svg:height="4.8cm" svg:x="7.251cm" svg:y="2.8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8" draw:layer="layout" svg:width="3.355cm" svg:height="0.899cm" svg:x="7.638cm" svg:y="3.75cm">
          <draw:text-box>
            <text:p><text:span text:style-name="T4">name = “Pirate Lord”</text:span><text:span text:style-name="T5"><text:line-break/></text:span><text:span text:style-name="T5">...</text:span></text:p>
          </draw:text-box>
        </draw:frame>
        <draw:custom-shape draw:style-name="gr33" draw:text-style-name="P23" xml:id="id143" draw:id="id143" draw:layer="layout" svg:width="4.112cm" svg:height="0.916cm" svg:x="7.538cm" svg:y="4.684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curve" svg:x1="5.851cm" svg:y1="5.658cm" svg:x2="7.251cm" svg:y2="5.25cm" draw:start-shape="id145" draw:start-glue-point="1" draw:end-shape="id146" svg:d="M5851 5658c1051 0 352-408 1400-408" svg:viewBox="0 0 1401 409">
          <text:p/>
        </draw:connector>
        <draw:custom-shape draw:style-name="gr33" draw:text-style-name="P22" draw:layer="layout" svg:width="4.1cm" svg:height="1.45cm" svg:x="19.4cm" svg:y="3.2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3.9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9.4cm" svg:y="4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5.5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19.4cm" svg:y="9.1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9.9cm" svg:y="9.8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73" draw:text-style-name="P23" draw:layer="layout" svg:width="4cm" svg:height="0.55cm" svg:x="2.444cm" svg:y="8.6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draw:layer="layout" svg:width="4.1cm" svg:height="1.45cm" svg:x="7.551cm" svg:y="5.85cm">
          <text:p text:style-name="P17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8.051cm" svg:y="6.55cm">
          <text:p text:style-name="P2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46cm" svg:y="9.45cm">
          <text:p text:style-name="P2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48cm" svg:y="10.25cm">
          <text:p text:style-name="P2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55cm" svg:x="2.45cm" svg:y="11.05cm">
          <text:p text:style-name="P2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8" xml:id="id147" draw:id="id147" draw:layer="layout" svg:width="4.112cm" svg:height="0.916cm" svg:x="13.54cm" svg:y="6.35cm">
          <text:p text:style-name="P2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xml:id="id148" draw:id="id148" draw:layer="layout" svg:width="4.112cm" svg:height="6.078cm" svg:x="17.473cm" svg:y="11.672cm">
          <draw:glue-point draw:id="4" svg:x="-5cm" svg:y="-2.633cm"/>
          <draw:glue-point draw:id="5" svg:x="-3.054cm" svg:y="-5.002cm"/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4.112cm" svg:height="1.466cm" svg:x="17.76cm" svg:y="13.522cm">
          <text:p text:style-name="P2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55cm" svg:x="18.27cm" svg:y="14.238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8" draw:layer="layout" svg:width="3.956cm" svg:height="0.899cm" svg:x="17.858cm" svg:y="12.543cm">
          <draw:text-box>
            <text:p><text:span text:style-name="T4">name = “Group Metarole”</text:span><text:span text:style-name="T5"><text:line-break/></text:span><text:span text:style-name="T5">...</text:span></text:p>
          </draw:text-box>
        </draw:frame>
        <draw:connector draw:style-name="gr30" draw:text-style-name="P1" draw:layer="layout" draw:type="curve" svg:x1="17.652cm" svg:y1="6.808cm" svg:x2="18.274cm" svg:y2="11.672cm" draw:start-shape="id147" draw:start-glue-point="1" draw:end-shape="id148" draw:end-glue-point="5" svg:d="M17652 6808c415 0 622 1621 622 4864" svg:viewBox="0 0 623 4865">
          <text:p/>
        </draw:connector>
        <draw:custom-shape draw:style-name="gr49" draw:text-style-name="P30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0" draw:layer="layout" svg:width="0.95cm" svg:height="1.3cm" draw:transform="rotate (0.261799387799149) translate (3.75cm 13.1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31" draw:layer="layout" svg:width="1.979cm" svg:height="0.963cm" svg:x="5.071cm" svg:y="13.2cm">
          <draw:text-box>
            <text:p><text:span text:style-name="T15">imply</text:span></text:p>
          </draw:text-box>
        </draw:frame>
        <draw:custom-shape draw:style-name="gr72" draw:text-style-name="P37" draw:layer="layout" svg:width="5cm" svg:height="0.65cm" svg:x="3.1cm" svg:y="14.55cm">
          <text:p text:style-name="P2"><text:span text:style-name="T12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1cm" svg:y="15.4cm">
          <text:p text:style-name="P2"><text:span text:style-name="T12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2cm" svg:y="16.25cm">
          <text:p text:style-name="P2"><text:span text:style-name="T12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5cm" svg:height="0.65cm" svg:x="3.102cm" svg:y="17.1cm">
          <text:p text:style-name="P2"><text:span text:style-name="T12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3" draw:text-style-name="P23" draw:layer="layout" svg:width="4cm" svg:height="0.55cm" svg:x="13.1cm" svg:y="10cm">
          <text:p text:style-name="P2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xml:id="id150" draw:id="id150" draw:layer="layout" svg:width="6.2cm" svg:height="0.65cm" svg:x="10.45cm" svg:y="12.6cm">
          <text:p text:style-name="P2"><text:span text:style-name="T12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3" draw:layer="layout" svg:width="4.112cm" svg:height="2.116cm" svg:x="17.762cm" svg:y="15.334cm">
          <text:p text:style-name="P2"><text:span text:style-name="T12">inducement</text:span></text:p>
          <text:p><text:span text:style-name="T6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4cm" svg:height="0.912cm" svg:x="18.252cm" svg:y="16.288cm">
          <text:p text:style-name="P2"><text:span text:style-name="T12">account construction X</text:span></text:p>
          <text:p><text:span text:style-name="T6"><text:s text:c="6"/></text:span><text:span text:style-name="T6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3" draw:layer="layout" svg:width="4cm" svg:height="0.95cm" svg:x="2.452cm" svg:y="11.85cm">
          <text:p text:style-name="P2"><text:span text:style-name="T12">account construction X</text:span></text:p>
          <text:p><text:span text:style-name="T6"><text:s text:c="6"/></text:span><text:span text:style-name="T6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xml:id="id149" draw:id="id149" draw:layer="layout" svg:width="5cm" svg:height="0.65cm" svg:x="3.103cm" svg:y="18cm">
          <text:p text:style-name="P2"><text:span text:style-name="T12">Account “jack” on resource X</text:span></text:p>
          <draw:enhanced-geometry svg:viewBox="0 0 21600 21600" draw:type="rectangle" draw:enhanced-path="M 0 0 L 21600 0 21600 21600 0 21600 0 0 Z N"/>
        </draw:custom-shape>
        <draw:connector draw:style-name="gr76" draw:text-style-name="P1" draw:layer="layout" draw:type="curve" svg:x1="8.103cm" svg:y1="18.325cm" svg:x2="10.45cm" svg:y2="12.925cm" draw:start-shape="id149" draw:start-glue-point="1" draw:end-shape="id150" draw:end-glue-point="3" svg:d="M8103 18325c1761 0 588-5400 2347-5400" svg:viewBox="0 0 2348 5401">
          <text:p/>
        </draw:connector>
        <draw:frame draw:style-name="gr77" draw:text-style-name="P39" draw:layer="layout" svg:width="3.1cm" svg:height="0.971cm" svg:x="9.3cm" svg:y="15.3cm">
          <draw:text-box>
            <text:p text:style-name="P2"><text:span text:style-name="T8">association</text:span><text:span text:style-name="T8"><text:line-break/></text:span><text:span text:style-name="T18">(group membersh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7-05-23T09:29:20.084000000</dc:date>
    <dc:creator>Pavol Mederly</dc:creator>
    <meta:editing-duration>P2DT8H40M58S</meta:editing-duration>
    <meta:editing-cycles>139</meta:editing-cycles>
    <meta:generator>LibreOffice/5.2.6.2$Windows_x86 LibreOffice_project/a3100ed2409ebf1c212f5048fbe377c281438fdc</meta:generator>
    <meta:document-statistic meta:object-count="540"/>
  </office:meta>
</office:document-meta>
</file>